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7.83mm"/>
    </style:style>
    <style:style style:name="co5" style:family="table-column">
      <style:table-column-properties fo:break-before="auto" style:column-width="8.94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3.1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15.1mm"/>
    </style:style>
    <style:style style:name="co14" style:family="table-column">
      <style:table-column-properties fo:break-before="auto" style:column-width="17.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6.35mm"/>
    </style:style>
    <style:style style:name="co17" style:family="table-column">
      <style:table-column-properties fo:break-before="auto" style:column-width="60.7mm"/>
    </style:style>
    <style:style style:name="co18" style:family="table-column">
      <style:table-column-properties fo:break-before="auto" style:column-width="11.18mm"/>
    </style:style>
    <style:style style:name="co19" style:family="table-column">
      <style:table-column-properties fo:break-before="auto" style:column-width="12.03mm"/>
    </style:style>
    <style:style style:name="co20" style:family="table-column">
      <style:table-column-properties fo:break-before="auto" style:column-width="19.14mm"/>
    </style:style>
    <style:style style:name="co21" style:family="table-column">
      <style:table-column-properties fo:break-before="auto" style:column-width="65.72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42.72mm"/>
    </style:style>
    <style:style style:name="co24" style:family="table-column">
      <style:table-column-properties fo:break-before="auto" style:column-width="17.2mm"/>
    </style:style>
    <style:style style:name="co25" style:family="table-column">
      <style:table-column-properties fo:break-before="auto" style:column-width="50.76mm"/>
    </style:style>
    <style:style style:name="co26" style:family="table-column">
      <style:table-column-properties fo:break-before="auto" style:column-width="52.21mm"/>
    </style:style>
    <style:style style:name="co27" style:family="table-column">
      <style:table-column-properties fo:break-before="auto" style:column-width="31.43mm"/>
    </style:style>
    <style:style style:name="co28" style:family="table-column">
      <style:table-column-properties fo:break-before="auto" style:column-width="13.39mm"/>
    </style:style>
    <style:style style:name="co29" style:family="table-column">
      <style:table-column-properties fo:break-before="auto" style:column-width="16.49mm"/>
    </style:style>
    <style:style style:name="co30" style:family="table-column">
      <style:table-column-properties fo:break-before="auto" style:column-width="25.96mm"/>
    </style:style>
    <style:style style:name="co31" style:family="table-column">
      <style:table-column-properties fo:break-before="auto" style:column-width="16.77mm"/>
    </style:style>
    <style:style style:name="co32" style:family="table-column">
      <style:table-column-properties fo:break-before="auto" style:column-width="18.03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32.46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4.27mm"/>
    </style:style>
    <style:style style:name="co37" style:family="table-column">
      <style:table-column-properties fo:break-before="auto" style:column-width="18.45mm"/>
    </style:style>
    <style:style style:name="co38" style:family="table-column">
      <style:table-column-properties fo:break-before="auto" style:column-width="36.07mm"/>
    </style:style>
    <style:style style:name="co39" style:family="table-column">
      <style:table-column-properties fo:break-before="auto" style:column-width="15.38mm"/>
    </style:style>
    <style:style style:name="co40" style:family="table-column">
      <style:table-column-properties fo:break-before="auto" style:column-width="24.32mm"/>
    </style:style>
    <style:style style:name="co41" style:family="table-column">
      <style:table-column-properties fo:break-before="auto" style:column-width="16.23mm"/>
    </style:style>
    <style:style style:name="co42" style:family="table-column">
      <style:table-column-properties fo:break-before="auto" style:column-width="30.48mm"/>
    </style:style>
    <style:style style:name="co43" style:family="table-column">
      <style:table-column-properties fo:break-before="auto" style:column-width="17.48mm"/>
    </style:style>
    <style:style style:name="co44" style:family="table-column">
      <style:table-column-properties fo:break-before="auto" style:column-width="11.47mm"/>
    </style:style>
    <style:style style:name="co45" style:family="table-column">
      <style:table-column-properties fo:break-before="auto" style:column-width="22.37mm"/>
    </style:style>
    <style:style style:name="co46" style:family="table-column">
      <style:table-column-properties fo:break-before="auto" style:column-width="52.44mm"/>
    </style:style>
    <style:style style:name="co47" style:family="table-column">
      <style:table-column-properties fo:break-before="auto" style:column-width="13.04mm"/>
    </style:style>
    <style:style style:name="co48" style:family="table-column">
      <style:table-column-properties fo:break-before="auto" style:column-width="17.74mm"/>
    </style:style>
    <style:style style:name="co49" style:family="table-column">
      <style:table-column-properties fo:break-before="auto" style:column-width="53.98mm"/>
    </style:style>
    <style:style style:name="co50" style:family="table-column">
      <style:table-column-properties fo:break-before="auto" style:column-width="34.98mm"/>
    </style:style>
    <style:style style:name="co51" style:family="table-column">
      <style:table-column-properties fo:break-before="auto" style:column-width="15.58mm"/>
    </style:style>
    <style:style style:name="co52" style:family="table-column">
      <style:table-column-properties fo:break-before="auto" style:column-width="31.7mm"/>
    </style:style>
    <style:style style:name="co53" style:family="table-column">
      <style:table-column-properties fo:break-before="auto" style:column-width="16.39mm"/>
    </style:style>
    <style:style style:name="co54" style:family="table-column">
      <style:table-column-properties fo:break-before="auto" style:column-width="11.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3mm" fo:break-before="auto" style:use-optimal-row-height="false"/>
    </style:style>
    <style:style style:name="ta1" style:family="table" style:master-page-name="PageStyle_5f_Monsters">
      <style:table-properties table:display="true" style:writing-mode="lr-tb"/>
    </style:style>
    <style:style style:name="ta2" style:family="table" style:master-page-name="PageStyle_5f_Treasure">
      <style:table-properties table:display="true" style:writing-mode="lr-tb"/>
    </style:style>
    <style:style style:name="ta3" style:family="table" style:master-page-name="PageStyle_5f_Potions">
      <style:table-properties table:display="true" style:writing-mode="lr-tb"/>
    </style:style>
    <style:style style:name="ta4" style:family="table" style:master-page-name="PageStyle_5f_Dungeon_20_Til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Chests">
      <style:table-properties table:display="true" style:writing-mode="lr-tb"/>
    </style:style>
    <style:style style:name="ta7" style:family="table" style:master-page-name="PageStyle_5f_Scrolls">
      <style:table-properties table:display="true" style:writing-mode="lr-tb"/>
    </style:style>
    <style:style style:name="ta8" style:family="table" style:master-page-name="PageStyle_5f_Hand-written_20_Monsters">
      <style:table-properties table:display="true" style:writing-mode="lr-tb"/>
    </style:style>
    <style:style style:name="ta9" style:family="table" style:master-page-name="PageStyle_5f_Room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5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99pt solid #1a1a1a"/>
    </style:style>
    <style:style style:name="ce27" style:family="table-cell" style:parent-style-name="Default">
      <style:table-cell-properties fo:border-bottom="0.99pt solid #1a1a1a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10111"/>
    <style:style style:name="ce35" style:family="table-cell" style:parent-style-name="Default" style:data-style-name="N141"/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37" style:family="table-cell" style:parent-style-name="Default">
      <style:text-properties fo:font-weight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1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0.99pt solid #000000" fo:border-right="none" fo:border-top="0.99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fo:border-left="0.99pt solid #1a1a1a" fo:border-right="none" fo:border-top="0.99pt solid #1a1a1a"/>
    </style:style>
    <style:style style:name="ce46" style:family="table-cell" style:parent-style-name="Default">
      <style:table-cell-properties fo:border-bottom="none" style:diagonal-bl-tr="none" style:diagonal-tl-br="none" fo:border-left="0.99pt solid #1a1a1a" fo:border-right="none" fo:border-top="none"/>
    </style:style>
    <style:style style:name="ce47" style:family="table-cell" style:parent-style-name="Default">
      <style:table-cell-properties fo:border-bottom="0.99pt solid #1a1a1a" style:diagonal-bl-tr="none" style:diagonal-tl-br="none" fo:border-left="0.99pt solid #1a1a1a" fo:border-right="none" fo:border-top="none"/>
    </style:style>
    <style:style style:name="ce48" style:family="table-cell" style:parent-style-name="Default">
      <style:table-cell-properties fo:border-bottom="0.99pt solid #000000" style:diagonal-bl-tr="none" style:diagonal-tl-br="none" fo:border-left="0.99pt solid #000000" fo:border-right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fo:border-top="0.99pt solid #000000"/>
    </style:style>
    <style:style style:name="ce50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99pt solid #000000" fo:border-top="0.99pt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0.99pt solid #000000" fo:border-top="none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99pt solid #1a1a1a" fo:border-top="0.99pt solid #1a1a1a"/>
    </style:style>
    <style:style style:name="ce58" style:family="table-cell" style:parent-style-name="Default">
      <style:table-cell-properties fo:border-bottom="none" style:diagonal-bl-tr="none" style:diagonal-tl-br="none" fo:border-left="none" fo:border-right="0.99pt solid #1a1a1a" fo:border-top="none"/>
    </style:style>
    <style:style style:name="ce59" style:family="table-cell" style:parent-style-name="Default">
      <style:table-cell-properties fo:border-bottom="0.99pt solid #1a1a1a" style:diagonal-bl-tr="none" style:diagonal-tl-br="none" fo:border-left="none" fo:border-right="0.99pt solid #1a1a1a" fo:border-top="non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formula="of:=COUNTIF([.C$22:.C$1061];1)" office:value-type="float" office:value="42" calcext:value-type="float">
            <text:p>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2" table:formula="of:=SUMPRODUCT([.C24:.C1022]=1;[.J24:.J1022]=&quot;Potion&quot;)" office:value-type="float" office:value="3" calcext:value-type="float">
            <text:p>3</text:p>
          </table:table-cell>
          <table:table-cell table:style-name="ce9" table:formula="of:=SUMPRODUCT([.C24:.C1022]=1;[.J24:.J1022]=&quot;Scroll&quot;)" office:value-type="float" office:value="5" calcext:value-type="float">
            <text:p>5</text:p>
          </table:table-cell>
          <table:table-cell table:style-name="ce23" table:formula="of:=SUMPRODUCT([.C24:.C1022]=1;[.J24:.J1022]=&quot;Chest&quot;)" office:value-type="float" office:value="9" calcext:value-type="float">
            <text:p>9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formula="of:=COUNTIF([.C$22:.C$1061];2)" office:value-type="float" office:value="29" calcext:value-type="float">
            <text:p>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" table:formula="of:=SUMPRODUCT([.C24:.C1022]=2;[.J24:.J1022]=&quot;Potion&quot;)" office:value-type="float" office:value="2" calcext:value-type="float">
            <text:p>2</text:p>
          </table:table-cell>
          <table:table-cell table:style-name="ce19" table:formula="of:=SUMPRODUCT([.C24:.C1022]=2;[.J24:.J1022]=&quot;Scroll&quot;)" office:value-type="float" office:value="3" calcext:value-type="float">
            <text:p>3</text:p>
          </table:table-cell>
          <table:table-cell table:style-name="ce24" table:formula="of:=SUMPRODUCT([.C24:.C1022]=2;[.J24:.J1022]=&quot;Chest&quot;)" office:value-type="float" office:value="6" calcext:value-type="float">
            <text:p>6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formula="of:=COUNTIF([.C$22:.C$1061];3)" office:value-type="float" office:value="30" calcext:value-type="float">
            <text:p>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" table:formula="of:=SUMPRODUCT([.C24:.C1022]=3;[.J24:.J1022]=&quot;Potion&quot;)" office:value-type="float" office:value="4" calcext:value-type="float">
            <text:p>4</text:p>
          </table:table-cell>
          <table:table-cell table:style-name="ce19" table:formula="of:=SUMPRODUCT([.C24:.C1022]=3;[.J24:.J1022]=&quot;Scroll&quot;)" office:value-type="float" office:value="4" calcext:value-type="float">
            <text:p>4</text:p>
          </table:table-cell>
          <table:table-cell table:style-name="ce24" table:formula="of:=SUMPRODUCT([.C24:.C1022]=3;[.J24:.J1022]=&quot;Chest&quot;)" office:value-type="float" office:value="8" calcext:value-type="float">
            <text:p>8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formula="of:=COUNTIF([.C$22:.C$1061];4)"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table:formula="of:=SUMPRODUCT([.C24:.C1022]=4;[.J24:.J1022]=&quot;Potion&quot;)" office:value-type="float" office:value="4" calcext:value-type="float">
            <text:p>4</text:p>
          </table:table-cell>
          <table:table-cell table:style-name="ce20" table:formula="of:=SUMPRODUCT([.C24:.C1022]=4;[.J24:.J1022]=&quot;Scroll&quot;)" office:value-type="float" office:value="1" calcext:value-type="float">
            <text:p>1</text:p>
          </table:table-cell>
          <table:table-cell table:style-name="ce25" table:formula="of:=SUMPRODUCT([.C24:.C1022]=4;[.J24:.J1022]=&quot;Chest&quot;)" office:value-type="float" office:value="12" calcext:value-type="float">
            <text:p>12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Monsters</text:p>
          </table:table-cell>
          <table:table-cell table:formula="of:=SUM([.C3:.C6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Qyzox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2" table:formula="of:=SUMPRODUCT([.C24:.C1025]=1;[.K24:.K1025]=&quot;Animal&quot;)" office:value-type="float" office:value="8" calcext:value-type="float">
            <text:p>8</text:p>
          </table:table-cell>
          <table:table-cell table:style-name="ce9" table:formula="of:=SUMPRODUCT([.C24:.C1025]=1;[.K24:.K1025]=&quot;Human&quot;)" office:value-type="float" office:value="14" calcext:value-type="float">
            <text:p>14</text:p>
          </table:table-cell>
          <table:table-cell table:style-name="ce9" table:formula="of:=SUMPRODUCT([.C24:.C1025]=1;[.K24:.K1025]=&quot;Undead&quot;)" office:value-type="float" office:value="5" calcext:value-type="float">
            <text:p>5</text:p>
          </table:table-cell>
          <table:table-cell table:style-name="ce9" table:formula="of:=SUMPRODUCT([.C24:.C1025]=1;[.K24:.K1025]=&quot;Plant&quot;)" office:value-type="float" office:value="5" calcext:value-type="float">
            <text:p>5</text:p>
          </table:table-cell>
          <table:table-cell table:style-name="ce9" table:formula="of:=SUMPRODUCT([.C24:.C1025]=1;[.K24:.K1025]=&quot;Thing&quot;)" office:value-type="float" office:value="5" calcext:value-type="float">
            <text:p>5</text:p>
          </table:table-cell>
          <table:table-cell table:style-name="ce9" table:formula="of:=SUMPRODUCT([.C24:.C1025]=1;[.K24:.K1025]=&quot;Dragon&quot;)" office:value-type="float" office:value="2" calcext:value-type="float">
            <text:p>2</text:p>
          </table:table-cell>
          <table:table-cell table:style-name="ce9" table:formula="of:=SUMPRODUCT([.C24:.C1025]=1;[.K24:.K1025]=&quot;Demon&quot;)" office:value-type="float" office:value="2" calcext:value-type="float">
            <text:p>2</text:p>
          </table:table-cell>
          <table:table-cell table:style-name="ce28" table:formula="of:=SUMPRODUCT([.C24:.C1025]=1;[.K24:.K1025]=&quot;Qyzox&quot;)" office:value-type="float" office:value="1" calcext:value-type="float">
            <text:p>1</text:p>
          </table:table-cell>
          <table:table-cell table:formula="of:=SUM([.I10:.P10])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3" table:formula="of:=SUMPRODUCT([.C24:.C1025]=2;[.K24:.K1025]=&quot;Animal&quot;)" office:value-type="float" office:value="4" calcext:value-type="float">
            <text:p>4</text:p>
          </table:table-cell>
          <table:table-cell table:formula="of:=SUMPRODUCT([.C24:.C1025]=2;[.K24:.K1025]=&quot;Human&quot;)" office:value-type="float" office:value="8" calcext:value-type="float">
            <text:p>8</text:p>
          </table:table-cell>
          <table:table-cell table:formula="of:=SUMPRODUCT([.C24:.C1025]=2;[.K24:.K1025]=&quot;Undead&quot;)" office:value-type="float" office:value="3" calcext:value-type="float">
            <text:p>3</text:p>
          </table:table-cell>
          <table:table-cell table:formula="of:=SUMPRODUCT([.C24:.C1025]=2;[.K24:.K1025]=&quot;Plant&quot;)" office:value-type="float" office:value="3" calcext:value-type="float">
            <text:p>3</text:p>
          </table:table-cell>
          <table:table-cell table:formula="of:=SUMPRODUCT([.C24:.C1025]=2;[.K24:.K1025]=&quot;Thing&quot;)" office:value-type="float" office:value="4" calcext:value-type="float">
            <text:p>4</text:p>
          </table:table-cell>
          <table:table-cell table:formula="of:=SUMPRODUCT([.C24:.C1025]=2;[.K24:.K1025]=&quot;Dragon&quot;)" office:value-type="float" office:value="2" calcext:value-type="float">
            <text:p>2</text:p>
          </table:table-cell>
          <table:table-cell table:style-name="ce19" table:formula="of:=SUMPRODUCT([.C24:.C1025]=2;[.K24:.K1025]=&quot;Demon&quot;)" office:value-type="float" office:value="4" calcext:value-type="float">
            <text:p>4</text:p>
          </table:table-cell>
          <table:table-cell table:style-name="ce29" table:formula="of:=SUMPRODUCT([.C25:.C1026]=2;[.K25:.K1026]=&quot;Qyzox&quot;)" office:value-type="float" office:value="1" calcext:value-type="float">
            <text:p>1</text:p>
          </table:table-cell>
          <table:table-cell table:formula="of:=SUM([.I11:.P11])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3" table:formula="of:=SUMPRODUCT([.C24:.C1025]=3;[.K24:.K1025]=&quot;Animal&quot;)" office:value-type="float" office:value="6" calcext:value-type="float">
            <text:p>6</text:p>
          </table:table-cell>
          <table:table-cell table:formula="of:=SUMPRODUCT([.C24:.C1025]=3;[.K24:.K1025]=&quot;Human&quot;)" office:value-type="float" office:value="10" calcext:value-type="float">
            <text:p>10</text:p>
          </table:table-cell>
          <table:table-cell table:formula="of:=SUMPRODUCT([.C24:.C1025]=3;[.K24:.K1025]=&quot;Undead&quot;)" office:value-type="float" office:value="4" calcext:value-type="float">
            <text:p>4</text:p>
          </table:table-cell>
          <table:table-cell table:formula="of:=SUMPRODUCT([.C24:.C1025]=3;[.K24:.K1025]=&quot;Plant&quot;)" office:value-type="float" office:value="2" calcext:value-type="float">
            <text:p>2</text:p>
          </table:table-cell>
          <table:table-cell table:formula="of:=SUMPRODUCT([.C24:.C1025]=3;[.K24:.K1025]=&quot;Thing&quot;)" office:value-type="float" office:value="6" calcext:value-type="float">
            <text:p>6</text:p>
          </table:table-cell>
          <table:table-cell table:formula="of:=SUMPRODUCT([.C24:.C1025]=3;[.K24:.K1025]=&quot;Dragon&quot;)" office:value-type="float" office:value="1" calcext:value-type="float">
            <text:p>1</text:p>
          </table:table-cell>
          <table:table-cell table:style-name="ce19" table:formula="of:=SUMPRODUCT([.C24:.C1025]=3;[.K24:.K1025]=&quot;Demon&quot;)" office:value-type="float" office:value="0" calcext:value-type="float">
            <text:p>0</text:p>
          </table:table-cell>
          <table:table-cell table:style-name="ce29" table:formula="of:=SUMPRODUCT([.C26:.C1027]=3;[.K26:.K1027]=&quot;Qyzox&quot;)" office:value-type="float" office:value="1" calcext:value-type="float">
            <text:p>1</text:p>
          </table:table-cell>
          <table:table-cell table:formula="of:=SUM([.I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4" table:formula="of:=SUMPRODUCT([.C24:.C1025]=4;[.K24:.K1025]=&quot;Animal&quot;)" office:value-type="float" office:value="5" calcext:value-type="float">
            <text:p>5</text:p>
          </table:table-cell>
          <table:table-cell table:style-name="ce21" table:formula="of:=SUMPRODUCT([.C24:.C1025]=4;[.K24:.K1025]=&quot;Human&quot;)" office:value-type="float" office:value="6" calcext:value-type="float">
            <text:p>6</text:p>
          </table:table-cell>
          <table:table-cell table:style-name="ce21" table:formula="of:=SUMPRODUCT([.C24:.C1025]=4;[.K24:.K1025]=&quot;Undead&quot;)" office:value-type="float" office:value="3" calcext:value-type="float">
            <text:p>3</text:p>
          </table:table-cell>
          <table:table-cell table:style-name="ce21" table:formula="of:=SUMPRODUCT([.C24:.C1025]=4;[.K24:.K1025]=&quot;Plant&quot;)" office:value-type="float" office:value="2" calcext:value-type="float">
            <text:p>2</text:p>
          </table:table-cell>
          <table:table-cell table:style-name="ce21" table:formula="of:=SUMPRODUCT([.C24:.C1025]=4;[.K24:.K1025]=&quot;Thing&quot;)" office:value-type="float" office:value="2" calcext:value-type="float">
            <text:p>2</text:p>
          </table:table-cell>
          <table:table-cell table:style-name="ce21" table:formula="of:=SUMPRODUCT([.C24:.C1025]=4;[.K24:.K1025]=&quot;Dragon&quot;)" office:value-type="float" office:value="1" calcext:value-type="float">
            <text:p>1</text:p>
          </table:table-cell>
          <table:table-cell table:style-name="ce20" table:formula="of:=SUMPRODUCT([.C24:.C1025]=4;[.K24:.K1025]=&quot;Demon&quot;)" office:value-type="float" office:value="7" calcext:value-type="float">
            <text:p>7</text:p>
          </table:table-cell>
          <table:table-cell table:style-name="ce30" table:formula="of:=SUMPRODUCT([.C27:.C1028]=4;[.K27:.K1028]=&quot;Qyzox&quot;)" office:value-type="float" office:value="1" calcext:value-type="float">
            <text:p>1</text:p>
          </table:table-cell>
          <table:table-cell table:formula="of:=SUM([.I13:.P13])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SUM([.I10:.I13])" office:value-type="float" office:value="23" calcext:value-type="float">
            <text:p>23</text:p>
          </table:table-cell>
          <table:table-cell table:formula="of:=SUM([.J10:.J13])" office:value-type="float" office:value="38" calcext:value-type="float">
            <text:p>38</text:p>
          </table:table-cell>
          <table:table-cell table:formula="of:=SUM([.K10:.K13])" office:value-type="float" office:value="15" calcext:value-type="float">
            <text:p>15</text:p>
          </table:table-cell>
          <table:table-cell table:formula="of:=SUM([.L10:.L13])" office:value-type="float" office:value="12" calcext:value-type="float">
            <text:p>12</text:p>
          </table:table-cell>
          <table:table-cell table:formula="of:=SUM([.M10:.M13])" office:value-type="float" office:value="17" calcext:value-type="float">
            <text:p>17</text:p>
          </table:table-cell>
          <table:table-cell table:formula="of:=SUM([.N10:.N13])" office:value-type="float" office:value="6" calcext:value-type="float">
            <text:p>6</text:p>
          </table:table-cell>
          <table:table-cell table:formula="of:=SUM([.O10:.O13])" office:value-type="float" office:value="13" calcext:value-type="float">
            <text:p>13</text:p>
          </table:table-cell>
          <table:table-cell table:formula="of:=SUM([.P10:.P13])" office:value-type="float" office:value="4" calcext:value-type="float">
            <text:p>4</text:p>
          </table:table-cell>
          <table:table-cell table:formula="of:=SUM([.Q10:.Q13])" office:value-type="float" office:value="128" calcext:value-type="float">
            <text:p>128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Suicide</text:p>
          </table:table-cell>
          <table:table-cell table:style-name="ce2"/>
          <table:table-cell table:style-name="ce26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strike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office:value-type="string" calcext:value-type="string">
            <text:p>Poison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Drink Poti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4"/>
          <table:table-cell table:style-name="ce3" office:value-type="string" calcext:value-type="string">
            <text:p>Immune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2"/>
          <table:table-cell table:style-name="ce3" office:value-type="string" calcext:value-type="string">
            <text:p>Weak Ice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Baby Hell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Fir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Wannabe Evil Spawn of Hell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Gain HP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Centipe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Carrion Crawler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Immune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Lit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 Pat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/>
          <table:table-cell table:style-name="ce19" table:number-columns-repeated="3"/>
          <table:table-cell table:style-name="ce31"/>
          <table:table-cell table:style-name="ce19" table:number-columns-repeated="4"/>
          <table:table-cell table:style-name="ce19" office:value-type="string" calcext:value-type="string">
            <text:p>Magic Mushrooms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Lead Astray</text:p>
          </table:table-cell>
          <table:table-cell table:style-name="ce19" table:number-columns-repeated="3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4 Potion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ance of Death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Rotting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Resurrects</text:p>
          </table:table-cell>
          <table:table-cell table:style-name="ce19" table:number-columns-repeated="4"/>
          <table:table-cell table:style-name="ce19" office:value-type="string" calcext:value-type="string">
            <text:p>35% Rotted Corpse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Heal group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19"/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Shoot Gold</text:p>
          </table:table-cell>
          <table:table-cell table:style-name="ce19" table:number-columns-repeated="4"/>
          <table:table-cell table:style-name="ce3" office:value-type="string" calcext:value-type="string">
            <text:p>Resilient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Gain HP</text:p>
          </table:table-cell>
          <table:table-cell table:style-name="ce27" office:value-type="string" calcext:value-type="string">
            <text:p>“Zombie”</text:p>
          </table:table-cell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ctu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Scroll</text:p>
          </table:table-cell>
          <table:table-cell table:style-name="ce5" office:value-type="string" calcext:value-type="string">
            <text:p>Plant</text:p>
          </table:table-cell>
          <table:table-cell table:style-name="ce18" office:value-type="string" calcext:value-type="string">
            <text:p>Needles</text:p>
          </table:table-cell>
          <table:table-cell table:style-name="ce18" table:number-columns-repeated="4"/>
          <table:table-cell table:style-name="ce5" office:value-type="string" calcext:value-type="string">
            <text:p>Immune to Fire</text:p>
          </table:table-cell>
          <table:table-cell table:style-name="ce5" office:value-type="string" calcext:value-type="string">
            <text:p>Immune to Ice</text:p>
          </table:table-cell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hest-of-Draw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iss Tur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ultis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Hea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hou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iant Venomous Snak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3"/>
          <table:table-cell office:value-type="string" calcext:value-type="string">
            <text:p>Immune to Poison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uge Mosquito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isease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trangling Vi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8"/>
          <table:table-cell office:value-type="string" calcext:value-type="string">
            <text:p>Irritating Ivy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Least Wyr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eprecha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izard Wom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Gain HP</text:p>
          </table:table-cell>
          <table:table-cell table:style-name="ce6"/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Immune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Novice Evil Pries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 office:value-type="string" calcext:value-type="string">
            <text:p>Cur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Novice Evil Wizar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Giant Ba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rop in Pit</text:p>
          </table:table-cell>
          <table:table-cell table:style-name="ce6"/>
          <table:table-cell table:number-columns-repeated="8"/>
          <table:table-cell office:value-type="string" calcext:value-type="string">
            <text:p>Vampyre Bat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Wild Hor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Young Qyz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8"/>
          <table:table-cell office:value-type="string" calcext:value-type="string">
            <text:p>Baby Qyzox/Qyzox Child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Scroll Gol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4 Scrolls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Brain with Tentacl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Paralyse</text:p>
          </table:table-cell>
          <table:table-cell office:value-type="string" calcext:value-type="string">
            <text:p>Confu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Dashing Rog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8"/>
          <table:table-cell office:value-type="string" calcext:value-type="string">
            <text:p>Twisted Halfling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Moaning Spir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Lose actio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Wigh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18" table:number-columns-repeated="1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Nymp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educe and Steal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Adult Qyzo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ossessed To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table:style-name="ce6" office:value-type="string" calcext:value-type="string">
            <text:p>Weak to Fire</text:p>
          </table:table-cell>
          <table:table-cell table:style-name="ce6" office:value-type="string" calcext:value-type="string">
            <text:p>Flying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Tattooed Warri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180" calcext:value-type="float">
            <text:p>18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style-name="ce22"/>
          <table:table-cell table:number-columns-repeated="7"/>
          <table:table-cell office:value-type="string" calcext:value-type="string">
            <text:p>Tatooed M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vil Pries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Curse</text:p>
          </table:table-cell>
          <table:table-cell office:value-type="string" calcext:value-type="string">
            <text:p>Heal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Evil Wizar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im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an</text:p>
          </table:table-cell>
          <table:table-cell table:style-name="ce6" office:value-type="string" calcext:value-type="string">
            <text:p>Poti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uplidrak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mage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wful Im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office:value-type="string" calcext:value-type="string">
            <text:p>Immune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ormous Spi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Paralyse</text:p>
          </table:table-cell>
          <table:table-cell table:number-columns-repeated="8"/>
          <table:table-cell table:style-name="ce6" office:value-type="string" calcext:value-type="string">
            <text:p>Humongous Venomous Spid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Heinous Hed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" office:value-type="string" calcext:value-type="string">
            <text:p>2 Chests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Miss Turn</text:p>
          </table:table-cell>
          <table:table-cell table:style-name="ce6" office:value-type="string" calcext:value-type="string">
            <text:p>Gain HP</text:p>
          </table:table-cell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Impressive Timber Wolf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Gelatinous Hypercub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0" calcext:value-type="float">
            <text:p>200</text:p>
          </table:table-cell>
          <table:table-cell table:style-name="ce7"/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Paralyse</text:p>
          </table:table-cell>
          <table:table-cell table:style-name="ce7" office:value-type="string" calcext:value-type="string">
            <text:p>Destroy Items</text:p>
          </table:table-cell>
          <table:table-cell table:style-name="ce21" table:number-columns-repeated="3"/>
          <table:table-cell table:style-name="ce21" office:value-type="string" calcext:value-type="string">
            <text:p>Immune to Lit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1"/>
          <table:table-cell table:number-columns-repeated="1000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11"/>
          <table:table-cell table:style-name="ce22"/>
          <table:table-cell table:style-name="ce8"/>
          <table:table-cell table:style-name="ce22" table:number-columns-repeated="2"/>
          <table:table-cell table:style-name="ce8"/>
          <table:table-cell table:style-name="ce22" table:number-columns-repeated="8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Arrogant Sorcer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ic</text:p>
          </table:table-cell>
          <table:table-cell table:style-name="ce5"/>
          <table:table-cell table:style-name="ce18" table:number-columns-repeated="8"/>
          <table:table-cell table:style-name="ce18" office:value-type="string" calcext:value-type="string">
            <text:p>Annoying Child Prodigy</text:p>
          </table:table-cell>
          <table:table-cell table:style-name="ce18"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Wall of Fung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140" calcext:value-type="float">
            <text:p>14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Disease</text:p>
          </table:table-cell>
          <table:table-cell table:number-columns-repeated="8"/>
          <table:table-cell office:value-type="string" calcext:value-type="string">
            <text:p>Fearsome Fungus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Gold Gol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ombus Flow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Fire (Suicide)</text:p>
          </table:table-cell>
          <table:table-cell table:style-name="ce6"/>
          <table:table-cell table:number-columns-repeated="8"/>
          <table:table-cell office:value-type="string" calcext:value-type="string">
            <text:p>Bomb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ind Drink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office:value-type="string" calcext:value-type="string">
            <text:p>Mindstrike</text:p>
          </table:table-cell>
          <table:table-cell table:number-columns-repeated="8"/>
          <table:table-cell office:value-type="string" calcext:value-type="string">
            <text:p>Mind Flay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egas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number-columns-repeated="4"/>
          <table:table-cell office:value-type="string" calcext:value-type="string">
            <text:p>Flying</text:p>
          </table:table-cell>
          <table:table-cell office:value-type="string" calcext:value-type="string">
            <text:p>Mountable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Dragon Ma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Immune Fire</text:p>
          </table:table-cell>
          <table:table-cell table:number-columns-repeated="3"/>
          <table:table-cell office:value-type="string" calcext:value-type="string">
            <text:p>Pseudo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Quas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phin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Surly Sphinx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trangely Familiar Shadow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Trol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generates</text:p>
          </table:table-cell>
          <table:table-cell office:value-type="string" calcext:value-type="string">
            <text:p>Weak to Fir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orrosive Oo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Destroy Items</text:p>
          </table:table-cell>
          <table:table-cell table:number-columns-repeated="4"/>
          <table:table-cell office:value-type="string" calcext:value-type="string">
            <text:p>Unpleasant Ooze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Were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“Werewolf”</text:p>
          </table:table-cell>
          <table:table-cell table:style-name="ce6"/>
          <table:table-cell table:number-columns-repeated="8"/>
          <table:table-cell office:value-type="string" calcext:value-type="string">
            <text:p>Werebea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Wrait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ncient Mumm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Smite</text:p>
          </table:table-cell>
          <table:table-cell table:style-name="ce5" office:value-type="string" calcext:value-type="string">
            <text:p>Death Curse</text:p>
          </table:table-cell>
          <table:table-cell table:style-name="ce18" table:number-columns-repeated="3"/>
          <table:table-cell table:style-name="ce18" office:value-type="string" calcext:value-type="string">
            <text:p>Weak to Fire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Minotaur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Angry Minot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nicor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4"/>
          <table:table-cell office:value-type="string" calcext:value-type="string">
            <text:p>Demon Stee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Gargoy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Jupiter Flytr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office:value-type="string" calcext:value-type="string">
            <text:p>Acid</text:p>
          </table:table-cell>
          <table:table-cell table:number-columns-repeated="3"/>
          <table:table-cell table:style-name="ce6" office:value-type="string" calcext:value-type="string">
            <text:p>Immune to Acid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Large Eg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Hatch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ntico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arpi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Blin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orde of Kobol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ampede</text:p>
          </table:table-cell>
          <table:table-cell table:style-name="ce6"/>
          <table:table-cell table:number-columns-repeated="8"/>
          <table:table-cell table:style-name="ce6" office:value-type="string" calcext:value-type="string">
            <text:p>Massive Horde of Kobold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edu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etrify</text:p>
          </table:table-cell>
          <table:table-cell table:style-name="ce1" office:value-type="string" calcext:value-type="string">
            <text:p>Poiso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etal Slime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Qyzox El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orcere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Confuse</text:p>
          </table:table-cell>
          <table:table-cell table:number-columns-repeated="8"/>
          <table:table-cell office:value-type="string" calcext:value-type="string">
            <text:p>Sorcero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pect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ummon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urprisingly Powerful Du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ld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Grandfather Cloc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00" calcext:value-type="float">
            <text:p>3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Miss Turn</text:p>
          </table:table-cell>
          <table:table-cell table:style-name="ce7" office:value-type="string" calcext:value-type="string">
            <text:p>Reverse Time</text:p>
          </table:table-cell>
          <table:table-cell table:style-name="ce21" table:number-columns-repeated="8"/>
          <table:table-cell table:style-name="ce21" office:value-type="string" calcext:value-type="string">
            <text:p>Time Drake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Bearded M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5"/>
          <table:table-cell table:style-name="ce18" table:number-columns-repeated="12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arnivorous Wee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Double HP</text:p>
          </table:table-cell>
          <table:table-cell table:style-name="ce6"/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Disembodied Ha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Zelda-hand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ir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Burn Scroll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mmune to Fire</text:p>
          </table:table-cell>
          <table:table-cell table:style-name="ce6" office:value-type="string" calcext:value-type="string">
            <text:p>Weak to Ice</text:p>
          </table:table-cell>
          <table:table-cell table:number-columns-repeated="3"/>
          <table:table-cell table:style-name="ce6" office:value-type="string" calcext:value-type="string">
            <text:p>Especially Hot Fir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Ic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Freeze Potions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office:value-type="string" calcext:value-type="string">
            <text:p>Weak to Fire</text:p>
          </table:table-cell>
          <table:table-cell table:number-columns-repeated="3"/>
          <table:table-cell table:style-name="ce6" office:value-type="string" calcext:value-type="string">
            <text:p>Excessively Cold Ic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rost Drag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table:style-name="ce6" office:value-type="string" calcext:value-type="string">
            <text:p>Weak to Fire</text:p>
          </table:table-cell>
          <table:table-cell office:value-type="string" calcext:value-type="string">
            <text:p>Flying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Gho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Mind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oud, Obnoxious Giant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ad Scienti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3"/>
          <table:table-cell office:value-type="string" calcext:value-type="string">
            <text:p>Immune to Elec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Master Ps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Mindstrik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ysterious Glowing Orb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tarving L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Vampire Owl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Scroll</text:p>
          </table:table-cell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4"/>
          <table:table-cell table:style-name="ce21" office:value-type="string" calcext:value-type="string">
            <text:p>Swarm of Stirges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10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ir Element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Blow</text:p>
          </table:table-cell>
          <table:table-cell table:style-name="ce5"/>
          <table:table-cell table:style-name="ce18" table:number-columns-repeated="3"/>
          <table:table-cell table:style-name="ce18" office:value-type="string" calcext:value-type="string">
            <text:p>Flying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Ancient Qyzo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racolis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Stone</text:p>
          </table:table-cell>
          <table:table-cell table:style-name="ce6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Immune to Acid</text:p>
          </table:table-cell>
          <table:table-cell office:value-type="string" calcext:value-type="string">
            <text:p>Flying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Big Dinos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Chimer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ire</text:p>
          </table:table-cell>
          <table:table-cell table:style-name="ce6" office:value-type="string" calcext:value-type="string">
            <text:p>ATTACKx3</text:p>
          </table:table-cell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Weak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razed Gambl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pell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Wheel of Death</text:p>
          </table:table-cell>
          <table:table-cell table:number-columns-repeated="7"/>
          <table:table-cell office:value-type="string" calcext:value-type="string">
            <text:p>Problem Gambl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osquito of Doo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Reduce to 1 HP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Triffi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Blind</text:p>
          </table:table-cell>
          <table:table-cell table:style-name="ce6" office:value-type="string" calcext:value-type="string">
            <text:p>Pois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rilit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Nalfeshne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Ninja!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8"/>
          <table:table-cell office:value-type="string" calcext:value-type="string">
            <text:p>Ninja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lague Dem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Disea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reen Drag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Aci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Rainbow 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Vampy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rai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X-Headed Hydra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150X</text:p>
          </table:table-cell>
          <table:table-cell table:style-name="ce10"/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Fire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Immune to Fire</text:p>
          </table:table-cell>
          <table:table-cell table:style-name="ce21" office:value-type="string" calcext:value-type="string">
            <text:p>Weak to Ice</text:p>
          </table:table-cell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table:style-name="ce6" table:number-columns-repeated="8"/>
          <table:table-cell table:style-name="ce22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Anicent Evi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1500" calcext:value-type="float">
            <text:p>15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9" office:value-type="string" calcext:value-type="string">
            <text:p>Fire</text:p>
          </table:table-cell>
          <table:table-cell table:style-name="ce18" office:value-type="string" calcext:value-type="string">
            <text:p>ATTACKx2</text:p>
          </table:table-cell>
          <table:table-cell table:style-name="ce18" table:number-columns-repeated="11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olumn of E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Gaze for Random</text:p>
          </table:table-cell>
          <table:table-cell table:style-name="ce6"/>
          <table:table-cell table:number-columns-repeated="8"/>
          <table:table-cell office:value-type="string" calcext:value-type="string">
            <text:p>Beholder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Accursed Pharo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isease</text:p>
          </table:table-cell>
          <table:table-cell table:style-name="ce6" office:value-type="string" calcext:value-type="string">
            <text:p>Smite</text:p>
          </table:table-cell>
          <table:table-cell office:value-type="string" calcext:value-type="string">
            <text:p>Death Cur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Bored Demigo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Spell</text:p>
          </table:table-cell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Heals player upon death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Death Himsel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Death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Dungeon Keep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Dungeon Guardi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aerie Que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Kill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hambling Moun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3"/>
          <table:table-cell office:value-type="string" calcext:value-type="string">
            <text:p>Immune to Lightning</text:p>
          </table:table-cell>
          <table:table-cell table:number-columns-repeated="4"/>
          <table:table-cell table:style-name="ce6" office:value-type="string" calcext:value-type="string">
            <text:p>Giant Mutated Strutting Moun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evel 100 Gobli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evel 500 Gobli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other Bra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strike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onfuse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Lic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ita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 office:value-type="string" calcext:value-type="string">
            <text:p>Earthquake</text:p>
          </table:table-cell>
          <table:table-cell table:style-name="ce7"/>
          <table:table-cell table:style-name="ce21" table:number-columns-repeated="12"/>
          <table:table-cell table:number-columns-repeated="99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0:.M65436])" office:value-type="float" office:value="34" calcext:value-type="float">
            <text:p>34</text:p>
          </table:table-cell>
          <table:table-cell table:number-columns-repeated="1011"/>
        </table:table-row>
      </table:table>
      <table:table table:name="Items" table:style-name="ta2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Tr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Treasure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DCOUNTA([.C19:.F2036];3;[.W11:.X12])" office:value-type="float" office:value="5" calcext:value-type="float">
            <text:p>5</text:p>
          </table:table-cell>
          <table:table-cell table:style-name="ce9" table:formula="of:=DCOUNTA([.C19:.F2036];3;[.AC3:.AD4])" office:value-type="float" office:value="16" calcext:value-type="float">
            <text:p>16</text:p>
          </table:table-cell>
          <table:table-cell table:style-name="ce9" table:formula="of:=DCOUNTA([.C19:.F2036];3;[.Y3:.Z4])" office:value-type="float" office:value="9" calcext:value-type="float">
            <text:p>9</text:p>
          </table:table-cell>
          <table:table-cell table:style-name="ce9" table:formula="of:=DCOUNTA([.C19:.F2036];3;[.Y11:.Z12])" office:value-type="float" office:value="2" calcext:value-type="float">
            <text:p>2</text:p>
          </table:table-cell>
          <table:table-cell table:style-name="ce9" table:formula="of:=DCOUNTA([.C19:.F2036];3;[.AA11:.AB12])" office:value-type="float" office:value="2" calcext:value-type="float">
            <text:p>2</text:p>
          </table:table-cell>
          <table:table-cell table:style-name="ce9" table:formula="of:=DCOUNTA([.C19:.F2036];3;[.AC11:.AD12])" office:value-type="float" office:value="10" calcext:value-type="float">
            <text:p>10</text:p>
          </table:table-cell>
          <table:table-cell table:style-name="ce9" table:formula="of:=DCOUNTA([.C19:.F2036];3;[.AE3:.AF4])" office:value-type="float" office:value="2" calcext:value-type="float">
            <text:p>2</text:p>
          </table:table-cell>
          <table:table-cell table:style-name="ce23" table:formula="of:=DCOUNTA([.C19:.F2036];3;[.W3:.X4])" office:value-type="float" office:value="2" calcext:value-type="float">
            <text:p>2</text:p>
          </table:table-cell>
          <table:table-cell table:formula="of:=SUM([.D8:.K8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formula="of:=[.I8]/[.L8]" office:value-type="float" office:value="0.208333333333333" calcext:value-type="float">
            <text:p>0.21</text:p>
          </table:table-cell>
          <table:table-cell table:formula="of:=([.D8]+[.G8]+[.H8])/[.L8]" office:value-type="float" office:value="0.1875" calcext:value-type="float">
            <text:p>0.19</text:p>
          </table:table-cell>
          <table:table-cell table:formula="of:=1-([.Q8]+[.R8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ea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DCOUNTA([.C19:.F2036];3;[.W13:.X14])" office:value-type="float" office:value="3" calcext:value-type="float">
            <text:p>3</text:p>
          </table:table-cell>
          <table:table-cell table:formula="of:=DCOUNTA([.C19:.F2036];3;[.AC5:.AD6])" office:value-type="float" office:value="13" calcext:value-type="float">
            <text:p>13</text:p>
          </table:table-cell>
          <table:table-cell table:formula="of:=DCOUNTA([.C19:.F2036];3;[.Y5:.Z6])" office:value-type="float" office:value="9" calcext:value-type="float">
            <text:p>9</text:p>
          </table:table-cell>
          <table:table-cell table:formula="of:=DCOUNTA([.C19:.F2036];3;[.Y13:.Z14])" office:value-type="float" office:value="2" calcext:value-type="float">
            <text:p>2</text:p>
          </table:table-cell>
          <table:table-cell table:formula="of:=DCOUNTA([.C19:.F2036];3;[.AA13:.AB14])" office:value-type="float" office:value="3" calcext:value-type="float">
            <text:p>3</text:p>
          </table:table-cell>
          <table:table-cell table:formula="of:=DCOUNTA([.C19:.F2036];3;[.AC13:.AD14])" office:value-type="float" office:value="11" calcext:value-type="float">
            <text:p>11</text:p>
          </table:table-cell>
          <table:table-cell table:style-name="ce22" table:formula="of:=DCOUNTA([.C19:.F2036];3;[.AE5:.AF6])" office:value-type="float" office:value="4" calcext:value-type="float">
            <text:p>4</text:p>
          </table:table-cell>
          <table:table-cell table:style-name="ce24" table:formula="of:=DCOUNTA([.C19:.F2037];3;[.W5:.X6])" office:value-type="float" office:value="3" calcext:value-type="float">
            <text:p>3</text:p>
          </table:table-cell>
          <table:table-cell table:formula="of:=SUM([.D9:.K9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formula="of:=[.I9]/[.L9]" office:value-type="float" office:value="0.229166666666667" calcext:value-type="float">
            <text:p>0.23</text:p>
          </table:table-cell>
          <table:table-cell table:formula="of:=([.D9]+[.G9]+[.H9])/[.L9]" office:value-type="float" office:value="0.166666666666667" calcext:value-type="float">
            <text:p>0.17</text:p>
          </table:table-cell>
          <table:table-cell table:formula="of:=1-([.Q9]+[.R9])" office:value-type="float" office:value="0.604166666666667" calcext:value-type="float">
            <text:p>0.6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DCOUNTA([.C19:.F2036];3;[.W15:.X16])" office:value-type="float" office:value="5" calcext:value-type="float">
            <text:p>5</text:p>
          </table:table-cell>
          <table:table-cell table:formula="of:=DCOUNTA([.C19:.F2036];3;[.AC7:.AD8])" office:value-type="float" office:value="14" calcext:value-type="float">
            <text:p>14</text:p>
          </table:table-cell>
          <table:table-cell table:formula="of:=DCOUNTA([.C19:.F2036];3;[.Y7:.Z8])" office:value-type="float" office:value="12" calcext:value-type="float">
            <text:p>12</text:p>
          </table:table-cell>
          <table:table-cell table:formula="of:=DCOUNTA([.C19:.F2036];3;[.Y15:.Z16])" office:value-type="float" office:value="2" calcext:value-type="float">
            <text:p>2</text:p>
          </table:table-cell>
          <table:table-cell table:formula="of:=DCOUNTA([.C19:.F2036];3;[.AA15:.AB16])" office:value-type="float" office:value="2" calcext:value-type="float">
            <text:p>2</text:p>
          </table:table-cell>
          <table:table-cell table:formula="of:=DCOUNTA([.C19:.F2036];3;[.AC15:.AD16])" office:value-type="float" office:value="10" calcext:value-type="float">
            <text:p>10</text:p>
          </table:table-cell>
          <table:table-cell table:style-name="ce22" table:formula="of:=DCOUNTA([.C19:.F2036];3;[.AE7:.AF8])" office:value-type="float" office:value="1" calcext:value-type="float">
            <text:p>1</text:p>
          </table:table-cell>
          <table:table-cell table:style-name="ce24" table:formula="of:=DCOUNTA([.C19:.F2038];3;[.W7:.X8])" office:value-type="float" office:value="2" calcext:value-type="float">
            <text:p>2</text:p>
          </table:table-cell>
          <table:table-cell table:formula="of:=SUM([.D10:.K10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3" calcext:value-type="float">
            <text:p>3</text:p>
          </table:table-cell>
          <table:table-cell table:formula="of:=[.I10]/[.L10]" office:value-type="float" office:value="0.208333333333333" calcext:value-type="float">
            <text:p>0.21</text:p>
          </table:table-cell>
          <table:table-cell table:formula="of:=([.D10]+[.G10]+[.H10])/[.L10]" office:value-type="float" office:value="0.1875" calcext:value-type="float">
            <text:p>0.19</text:p>
          </table:table-cell>
          <table:table-cell table:formula="of:=1-([.Q10]+[.R10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1" table:formula="of:=DCOUNTA([.C19:.F2036];3;[.W17:.X18])" office:value-type="float" office:value="3" calcext:value-type="float">
            <text:p>3</text:p>
          </table:table-cell>
          <table:table-cell table:style-name="ce21" table:formula="of:=DCOUNTA([.C19:.F2036];3;[.AC9:.AD10])" office:value-type="float" office:value="13" calcext:value-type="float">
            <text:p>13</text:p>
          </table:table-cell>
          <table:table-cell table:style-name="ce21" table:formula="of:=DCOUNTA([.C19:.F2036];3;[.Y9:.Z10])" office:value-type="float" office:value="7" calcext:value-type="float">
            <text:p>7</text:p>
          </table:table-cell>
          <table:table-cell table:style-name="ce21" table:formula="of:=DCOUNTA([.C19:.F2036];3;[.Y17:.Z18])" office:value-type="float" office:value="3" calcext:value-type="float">
            <text:p>3</text:p>
          </table:table-cell>
          <table:table-cell table:style-name="ce21" table:formula="of:=DCOUNTA([.C19:.F2036];3;[.AA17:.AB18])" office:value-type="float" office:value="0" calcext:value-type="float">
            <text:p>0</text:p>
          </table:table-cell>
          <table:table-cell table:style-name="ce21" table:formula="of:=DCOUNTA([.C19:.F2036];3;[.AC17:.AD18])" office:value-type="float" office:value="2" calcext:value-type="float">
            <text:p>2</text:p>
          </table:table-cell>
          <table:table-cell table:style-name="ce21" table:formula="of:=DCOUNTA([.C19:.F2036];3;[.AE9:.AF10])" office:value-type="float" office:value="0" calcext:value-type="float">
            <text:p>0</text:p>
          </table:table-cell>
          <table:table-cell table:style-name="ce25" table:formula="of:=DCOUNTA([.C19:.F2039];3;[.W9:.X10])" office:value-type="float" office:value="2" calcext:value-type="float">
            <text:p>2</text:p>
          </table:table-cell>
          <table:table-cell table:formula="of:=SUM([.D11:.K11])" office:value-type="float" office:value="30" calcext:value-type="float">
            <text:p>30</text:p>
          </table:table-cell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formula="of:=[.I11]/[.L11]" office:value-type="float" office:value="0.0666666666666667" calcext:value-type="float">
            <text:p>0.07</text:p>
          </table:table-cell>
          <table:table-cell table:formula="of:=([.D11]+[.G11]+[.H11])/[.L11]" office:value-type="float" office:value="0.2" calcext:value-type="float">
            <text:p>0.2</text:p>
          </table:table-cell>
          <table:table-cell table:formula="of:=1-([.Q11]+[.R11])" office:value-type="float" office:value="0.733333333333333" calcext:value-type="float">
            <text:p>0.7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SUM([.D8:.D11])" office:value-type="float" office:value="16" calcext:value-type="float">
            <text:p>16</text:p>
          </table:table-cell>
          <table:table-cell table:formula="of:=SUM([.E8:.E11])" office:value-type="float" office:value="56" calcext:value-type="float">
            <text:p>56</text:p>
          </table:table-cell>
          <table:table-cell table:formula="of:=SUM([.F8:.F11])" office:value-type="float" office:value="37" calcext:value-type="float">
            <text:p>37</text:p>
          </table:table-cell>
          <table:table-cell table:formula="of:=SUM([.G8:.G11])" office:value-type="float" office:value="9" calcext:value-type="float">
            <text:p>9</text:p>
          </table:table-cell>
          <table:table-cell table:formula="of:=SUM([.H8:.H11])" office:value-type="float" office:value="7" calcext:value-type="float">
            <text:p>7</text:p>
          </table:table-cell>
          <table:table-cell table:formula="of:=SUM([.I8:.I11])" office:value-type="float" office:value="33" calcext:value-type="float">
            <text:p>33</text:p>
          </table:table-cell>
          <table:table-cell table:formula="of:=SUM([.J8:.J11])" office:value-type="float" office:value="7" calcext:value-type="float">
            <text:p>7</text:p>
          </table:table-cell>
          <table:table-cell table:formula="of:=SUM([.K8:.K11])" office:value-type="float" office:value="9" calcext:value-type="float">
            <text:p>9</text:p>
          </table:table-cell>
          <table:table-cell table:formula="of:=SUM([.L8:.L11])" office:value-type="float" office:value="174" calcext:value-type="float">
            <text:p>17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Wisd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 &amp; Dem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Dan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-1 Atk, +1 Def, +1 Speed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lub of Sou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irk of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ppling Ho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igid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no effect from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tlass of Crippl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Speed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al of Intell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Min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ter of Dexter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Spee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Knif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Def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-3 Atk, -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ning Star Pend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Draining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w 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vulnerable to fir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hange scroll to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reliable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2 - 5 defence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Warlock's Be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 Cast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can blin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odsman's Ax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's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, 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F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bed Spe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breaks o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endium of Magical &amp;c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dentify possession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opper Chain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vulnerable to elec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of Mast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mmer of Crush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itical on 7 or 8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Helmet of Reflex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n of Announc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s Fo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rningstar of Killing Th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ckaxe of Secret Door Detec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move rubble, find secret door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olished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flect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rtz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Immune to Light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Qyzox Scale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s 4/tur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Fools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ing S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or's 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der Glov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Steel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ff of Fi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8 + Mind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critical on 7 or 8, at least 1 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udded Leather of Sil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Lose d8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void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el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kh of Teleport Contro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 of Tw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turn to ba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Speed in comba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the F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raw 2 spells, cast on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ronome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rn back ti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Invisibil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nvisibility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urnished Silver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reflects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ueling Epe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2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ery Ax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il of Venge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damaging enem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Has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in of Endu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Protects from Status Ailments, Preserves sta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Boo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, Immune to ele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Loincloth of Odor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4 Atk, +4 Def vs. Animals &amp; Drag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samu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emons/undead. can't attack plants and anim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ramas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must attack self if no batt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, avoid Traps, Surpri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Recuper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gin of turn, +5 health, or 1 to attribute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hield of I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Cold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F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Fire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kip turn for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, Avoid chest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me of Mag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ast top two spells of spell de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e Good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xchange with another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ailments, attributes, and 10 health (combat), all health (non-comba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mpiric Dagg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Gain life from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enemy which damage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odoo Do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ives a player a curs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Helm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Kills a Level 1,2 or 3 monste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Resurrec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ket of Desi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tem of chosen type from each floo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at of Many Colou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Diviner Abil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Shadow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You always have an imag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ossal <text:span text:style-name="T1">Broadsword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Spells, gain spell at beginning of turn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ly Gra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complete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ed by fire, ice, lightning,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p of Dunge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ove anywhe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ke's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5 Speed, Fly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b of Desti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osopher's St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vert possessions to gol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scelpi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 status ailments, attributes, lif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+1 Speed, Weight 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eptre of Player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Indiscriminate Destru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4d8 damage to each combatan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ord of Lege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 5 health/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Mith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Fligh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g Va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an Brea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Cal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omes with cur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Lead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elt of Clumsi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Speed, Fumble on 1 or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Flight, cannot go down stai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not Run or become afra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airshi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1 damage/(action or mov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Shawl of Brain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come Zomb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You bl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Accessory to Rule Them 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Various</text:p>
          </table:table-cell>
          <table:table-cell table:number-columns-repeated="1017"/>
        </table:table-row>
      </table:table>
      <table:table table:name="Scroll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otal Scrolls</text:p>
          </table:table-cell>
          <table:table-cell table:number-columns-repeated="2"/>
          <table:table-cell table:formula="of:=SUM([.C3:.C1001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cret Do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d Scrolls</text:p>
          </table:table-cell>
          <table:table-cell table:number-columns-repeated="2"/>
          <table:table-cell table:formula="of:=DSUM([.C2:.E102];1;[.H2:.H3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ortion of bad scrolls</text:p>
          </table:table-cell>
          <table:table-cell table:number-columns-repeated="2"/>
          <table:table-cell table:formula="of:=[.J14]/[.J11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Enem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From Be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rtu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nelin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nish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Mapp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nov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ysopoei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od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iptur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nish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mmon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bberis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ol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Renew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s Telepor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 Flo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u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nes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arat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</table:table>
      <table:table table:name="Potion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indne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Potions</text:p>
          </table:table-cell>
          <table:table-cell table:number-columns-repeated="2"/>
          <table:table-cell table:formula="of:=SUM([.C3:.C1000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ery Breat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ad Potions</text:p>
          </table:table-cell>
          <table:table-cell table:number-columns-repeated="2"/>
          <table:table-cell table:formula="of:=DSUM([.C2:.E101];1;[.H2:.H3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J14]/[.J11]" office:value-type="float" office:value="0.265625" calcext:value-type="float">
            <text:p>0.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ly Wa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llec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morphosi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lys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ncid Wa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ulsivenes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quenchable Pow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le Concoc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trio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gou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Dungeon Tiles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its</text:p>
          </table:table-cell>
          <table:table-cell office:value-type="string" calcext:value-type="string">
            <text:p>#Dexit</text:p>
          </table:table-cell>
          <table:table-cell/>
          <table:table-cell office:value-type="string" calcext:value-type="string">
            <text:p>Total Empty Corridor</text:p>
          </table:table-cell>
          <table:table-cell table:formula="of:=DSUM([.A2:.E2003];3;[.O11:.O12])" office:value-type="float" office:value="51" calcext:value-type="float">
            <text:p>51</text:p>
          </table:table-cell>
          <table:table-cell/>
          <table:table-cell office:value-type="string" calcext:value-type="string">
            <text:p>Total ES</text:p>
          </table:table-cell>
          <table:table-cell table:style-name="ce36" table:formula="of:=DSUM([.A2:.E2003];3;[.O2:.O3])"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Empty Room</text:p>
          </table:table-cell>
          <table:table-cell table:formula="of:=DSUM([.A2:.E2003];3;[.O13:.O14])" office:value-type="float" office:value="46" calcext:value-type="float">
            <text:p>46</text:p>
          </table:table-cell>
          <table:table-cell/>
          <table:table-cell office:value-type="string" calcext:value-type="string">
            <text:p>Total SW</text:p>
          </table:table-cell>
          <table:table-cell table:style-name="ce36" table:formula="of:=DSUM([.A2:.E2003];3;[.P2:.P3])" office:value-type="float" office:value="20" calcext:value-type="float">
            <text:p>20</text:p>
          </table:table-cell>
          <table:table-cell table:number-columns-repeated="2"/>
          <table:table-cell table:formula="of:=&quot;=ES&quot;" office:value-type="string" office:string-value="=ES" calcext:value-type="string">
            <text:p>=ES</text:p>
          </table:table-cell>
          <table:table-cell table:formula="of:=&quot;=SW&quot;" office:value-type="string" office:string-value="=SW" calcext:value-type="string">
            <text:p>=SW</text:p>
          </table:table-cell>
          <table:table-cell table:formula="of:=&quot;=NS&quot;" office:value-type="string" office:string-value="=NS" calcext:value-type="string">
            <text:p>=NS</text:p>
          </table:table-cell>
          <table:table-cell table:formula="of:=&quot;=None&quot;" office:value-type="string" office:string-value="=None" calcext:value-type="string">
            <text:p>=Non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6"/>
          <table:table-cell office:value-type="string" calcext:value-type="string">
            <text:p>Total NS</text:p>
          </table:table-cell>
          <table:table-cell table:style-name="ce36" table:formula="of:=DSUM([.A2:.E2003];3;[.Q2:.Q3])" office:value-type="float" office:value="29" calcext:value-type="float">
            <text:p>29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Meta</text:p>
          </table:table-cell>
          <table:table-cell table:formula="of:=DSUM([.A2:.E1999];3;[.P15:.P16])" office:value-type="float" office:value="2" calcext:value-type="float">
            <text:p>2</text:p>
          </table:table-cell>
          <table:table-cell/>
          <table:table-cell office:value-type="string" calcext:value-type="string">
            <text:p>Total NE</text:p>
          </table:table-cell>
          <table:table-cell table:style-name="ce36" table:formula="of:=DSUM([.A2:.E2003];3;[.O8:.O9])" office:value-type="float" office:value="1" calcext:value-type="float">
            <text:p>1</text:p>
          </table:table-cell>
          <table:table-cell table:number-columns-repeated="2"/>
          <table:table-cell table:formula="of:=&quot;=NSW&quot;" office:value-type="string" office:string-value="=NSW" calcext:value-type="string">
            <text:p>=NSW</text:p>
          </table:table-cell>
          <table:table-cell table:formula="of:=&quot;=NEW&quot;" office:value-type="string" office:string-value="=NEW" calcext:value-type="string">
            <text:p>=NEW</text:p>
          </table:table-cell>
          <table:table-cell table:formula="of:=&quot;=NES&quot;" office:value-type="string" office:string-value="=NES" calcext:value-type="string">
            <text:p>=NES</text:p>
          </table:table-cell>
          <table:table-cell table:formula="of:=&quot;=ESW&quot;" office:value-type="string" office:string-value="=ESW" calcext:value-type="string">
            <text:p>=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Corridor</text:p>
          </table:table-cell>
          <table:table-cell table:formula="of:=DSUM([.C2:.E258];1;[.Q15:.Q16])" office:value-type="float" office:value="89" calcext:value-type="float">
            <text:p>89</text:p>
          </table:table-cell>
          <table:table-cell/>
          <table:table-cell office:value-type="string" calcext:value-type="string">
            <text:p>Total NW</text:p>
          </table:table-cell>
          <table:table-cell table:formula="of:=DSUM([.A2:.E2003];3;[.P8:.P9])"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table:number-columns-repeated="5"/>
          <table:table-cell office:value-type="string" calcext:value-type="string">
            <text:p>Total EW</text:p>
          </table:table-cell>
          <table:table-cell table:formula="of:=DSUM([.A2:.E2003];3;[.Q8:.Q9])" office:value-type="float" office:value="2" calcext:value-type="float">
            <text:p>2</text:p>
          </table:table-cell>
          <table:table-cell table:number-columns-repeated="2"/>
          <table:table-cell table:formula="of:=&quot;=N&quot;" office:value-type="string" office:string-value="=N" calcext:value-type="string">
            <text:p>=N</text:p>
          </table:table-cell>
          <table:table-cell table:formula="of:=&quot;=E&quot;" office:value-type="string" office:string-value="=E" calcext:value-type="string">
            <text:p>=E</text:p>
          </table:table-cell>
          <table:table-cell table:formula="of:=&quot;=S&quot;" office:value-type="string" office:string-value="=S" calcext:value-type="string">
            <text:p>=S</text:p>
          </table:table-cell>
          <table:table-cell table:formula="of:=&quot;=W&quot;" office:value-type="string" office:string-value="=W" calcext:value-type="string">
            <text:p>=W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RoomA (Draw room card)</text:p>
          </table:table-cell>
          <table:table-cell table:formula="of:=DSUM([.C2:.E2001];1;[.R15:.R16])" office:value-type="float" office:value="100" calcext:value-type="float">
            <text:p>100</text:p>
          </table:table-cell>
          <table:table-cell/>
          <table:table-cell office:value-type="string" calcext:value-type="string">
            <text:p>Total None</text:p>
          </table:table-cell>
          <table:table-cell table:style-name="ce36" table:formula="of:=DSUM([.A2:.E2003];3;[.R2:.R3]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RoomB (No room card)</text:p>
          </table:table-cell>
          <table:table-cell table:formula="of:=DSUM([.C2:.E2001];1;[.P17:.P19])" office:value-type="float" office:value="11" calcext:value-type="float">
            <text:p>11</text:p>
          </table:table-cell>
          <table:table-cell/>
          <table:table-cell office:value-type="string" calcext:value-type="string">
            <text:p>Total NSW</text:p>
          </table:table-cell>
          <table:table-cell table:style-name="ce36" table:formula="of:=DSUM([.A2:.E2003];3;[.O4:.O5])" office:value-type="float" office:value="20" calcext:value-type="float">
            <text:p>20</text:p>
          </table:table-cell>
          <table:table-cell table:number-columns-repeated="2"/>
          <table:table-cell table:formula="of:=&quot;=NE&quot;" office:value-type="string" office:string-value="=NE" calcext:value-type="string">
            <text:p>=NE</text:p>
          </table:table-cell>
          <table:table-cell table:formula="of:=&quot;=NW&quot;" office:value-type="string" office:string-value="=NW" calcext:value-type="string">
            <text:p>=NW</text:p>
          </table:table-cell>
          <table:table-cell table:formula="of:=&quot;=EW&quot;" office:value-type="string" office:string-value="=EW" calcext:value-type="string">
            <text:p>=EW</text:p>
          </table:table-cell>
          <table:table-cell table:formula="of:=&quot;=NESW&quot;" office:value-type="string" office:string-value="=NESW" calcext:value-type="string">
            <text:p>=N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NEW</text:p>
          </table:table-cell>
          <table:table-cell table:style-name="ce36" table:formula="of:=DSUM([.A2:.E2003];3;[.P4:.P5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ES</text:p>
          </table:table-cell>
          <table:table-cell table:style-name="ce36" table:formula="of:=DSUM([.A2:.E2003];3;[.Q4:.Q5])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iant 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6"/>
          <table:table-cell table:style-name="ce36"/>
          <table:table-cell table:number-columns-repeated="2"/>
          <table:table-cell office:value-type="string" calcext:value-type="string">
            <text:p>Empty Corridor</text:p>
          </table:table-cell>
          <table:table-cell office:value-type="string" calcext:value-type="string">
            <text:p>.*Mud.*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otal non Meta</text:p>
          </table:table-cell>
          <table:table-cell table:formula="of:=SUM([.I6:.I9])" office:value-type="float" office:value="200" calcext:value-type="float">
            <text:p>200</text:p>
          </table:table-cell>
          <table:table-cell/>
          <table:table-cell office:value-type="string" calcext:value-type="string">
            <text:p>Total ESW</text:p>
          </table:table-cell>
          <table:table-cell table:style-name="ce36" table:formula="of:=DSUM([.A2:.E2003];3;[.R4:.R5])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</text:p>
          </table:table-cell>
          <table:table-cell table:style-name="ce36" table:formula="of:=DSUM([.A2:.E2003];3;[.O6:.O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pty Room</text:p>
          </table:table-cell>
          <table:table-cell office:value-type="string" calcext:value-type="string">
            <text:p>.*Rubble.*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Total E</text:p>
          </table:table-cell>
          <table:table-cell table:style-name="ce36" table:formula="of:=DSUM([.A2:.E2003];3;[.P6:.P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Type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Total S</text:p>
          </table:table-cell>
          <table:table-cell table:style-name="ce36" table:formula="of:=DSUM([.A2:.E2003];3;[.Q6:.Q7])" office:value-type="float" office:value="26" calcext:value-type="float">
            <text:p>26</text:p>
          </table:table-cell>
          <table:table-cell table:number-columns-repeated="2"/>
          <table:table-cell table:style-name="ce37" office:value-type="string" calcext:value-type="string">
            <text:p>.*Tunnel.*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Room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W</text:p>
          </table:table-cell>
          <table:table-cell table:style-name="ce36" table:formula="of:=DSUM([.A2:.E2003];3;[.R6:.R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Proportion of RoomA</text:p>
          </table:table-cell>
          <table:table-cell table:style-name="ce35" table:formula="of:=[.I8]/[.I13]" office:value-type="float" office:value="0.5" calcext:value-type="float">
            <text:p>0.500</text:p>
          </table:table-cell>
          <table:table-cell/>
          <table:table-cell office:value-type="string" calcext:value-type="string">
            <text:p>Total NESW</text:p>
          </table:table-cell>
          <table:table-cell table:formula="of:=DSUM([.A2:.E2003];3;[.R8:.R9])" office:value-type="float" office:value="32" calcext:value-type="float">
            <text:p>32</text:p>
          </table:table-cell>
          <table:table-cell table:number-columns-repeated="2"/>
          <table:table-cell table:style-name="ce37" office:value-type="string" calcext:value-type="string">
            <text:p>.*Down.*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.*Pit.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Chasm.*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verse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Simple Exits</text:p>
          </table:table-cell>
          <table:table-cell table:formula="of:=SUM([.L2:.L19])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.*Pit.*</text:p>
          </table:table-cell>
          <table:table-cell/>
          <table:table-cell office:value-type="string" calcext:value-type="string">
            <text:p>.*Door.*</text:p>
          </table:table-cell>
          <table:table-cell office:value-type="string" calcext:value-type="string">
            <text:p>.*Big Room.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Bidirect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9"/>
          <table:table-cell office:value-type="string" calcext:value-type="string">
            <text:p>.*Portal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0 Exits</text:p>
          </table:table-cell>
          <table:table-cell table:formula="of:=[.L8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nnel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1 Exit</text:p>
          </table:table-cell>
          <table:table-cell table:formula="of:=SUM([.L14:.L17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Tunnel Density</text:p>
          </table:table-cell>
          <table:table-cell table:style-name="ce35" table:formula="of:=DSUM([.A2:.E2003];3;[.O15:.O16])/[.I13]" office:value-type="float" office:value="0.03" calcext:value-type="float">
            <text:p>0.030</text:p>
          </table:table-cell>
          <table:table-cell/>
          <table:table-cell office:value-type="string" calcext:value-type="string">
            <text:p>Total 2 Exits</text:p>
          </table:table-cell>
          <table:table-cell table:formula="of:=SUM([.L2:.L7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bbl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Rubble Density</text:p>
          </table:table-cell>
          <table:table-cell table:style-name="ce35" table:formula="of:=DSUM([.A2:.E2003];3;[.P13:.P14])/[.I13]" office:value-type="float" office:value="0.08" calcext:value-type="float">
            <text:p>0.080</text:p>
          </table:table-cell>
          <table:table-cell/>
          <table:table-cell office:value-type="string" calcext:value-type="string">
            <text:p>Total 3 Exits</text:p>
          </table:table-cell>
          <table:table-cell table:formula="of:=SUM([.L9:.L13])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Door Density</text:p>
          </table:table-cell>
          <table:table-cell table:style-name="ce35" table:formula="of:=DSUM([.A2:.E2003];3;[.Q19:.Q20])/[.I13]" office:value-type="float" office:value="0.1" calcext:value-type="float">
            <text:p>0.100</text:p>
          </table:table-cell>
          <table:table-cell/>
          <table:table-cell office:value-type="string" calcext:value-type="string">
            <text:p>Total 4 Exits</text:p>
          </table:table-cell>
          <table:table-cell table:formula="of:=[.L18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Big Room Density</text:p>
          </table:table-cell>
          <table:table-cell table:style-name="ce35" table:formula="of:=DSUM([.A2:.E2003];3;[.R19:.R20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t Density</text:p>
          </table:table-cell>
          <table:table-cell table:style-name="ce35" table:formula="of:=DSUM([.A2:.E2003];3;[.Q17:.Q19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table:number-columns-repeated="3"/>
          <table:table-cell table:style-name="ce3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 Down Density</text:p>
          </table:table-cell>
          <table:table-cell table:style-name="ce35" table:formula="of:=DSUM([.A2:.E2003];3;[.O17:.O23])/[.I13]" office:value-type="float" office:value="0.1" calcext:value-type="float">
            <text:p>0.1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,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+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West, 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untain and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+E+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+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North,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me, 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East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, Big Room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directional Stair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rk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le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, 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4:.F138])" office:value-type="float" office:value="49" calcext:value-type="float">
            <text:p>49</text:p>
          </table:table-cell>
          <table:table-cell table:number-columns-repeated="1018"/>
        </table:table-row>
      </table:table>
      <table:table table:name="Events" table:style-name="ta5" table:print="false"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ra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id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ungeon Refor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Docx-Monst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36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/>
          <table:table-cell office:value-type="string" calcext:value-type="string">
            <text:p>Brib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number-columns-repeated="2"/>
          <table:table-cell table:formula="of:=COUNTIF([.C$25:.C$1160];1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COUNTIF([.$K$27:.$K$50];&quot;Potion&quot;)" office:value-type="float" office:value="0" calcext:value-type="float">
            <text:p>0</text:p>
          </table:table-cell>
          <table:table-cell table:style-name="ce26" table:formula="of:=COUNTIF([.$K$27:.$K$50];&quot;Scroll&quot;)" office:value-type="float" office:value="0" calcext:value-type="float">
            <text:p>0</text:p>
          </table:table-cell>
          <table:table-cell table:style-name="ce57" table:formula="of:=COUNTIF([.$K$27:.$K$5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number-columns-repeated="2"/>
          <table:table-cell table:formula="of:=COUNTIF([.C$25:.C$1160];2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COUNTIF([.$J$52:.$J$93];&quot;Potion&quot;)" office:value-type="float" office:value="0" calcext:value-type="float">
            <text:p>0</text:p>
          </table:table-cell>
          <table:table-cell table:style-name="ce19" table:formula="of:=COUNTIF([.$J$52:.$J$93];&quot;Scroll&quot;)" office:value-type="float" office:value="0" calcext:value-type="float">
            <text:p>0</text:p>
          </table:table-cell>
          <table:table-cell table:style-name="ce58" table:formula="of:=COUNTIF([.$J$52:.$J$93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number-columns-repeated="2"/>
          <table:table-cell table:formula="of:=COUNTIF([.C$25:.C$1160];3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COUNTIF([.$J$95:.$J$131];&quot;Potion&quot;)" office:value-type="float" office:value="0" calcext:value-type="float">
            <text:p>0</text:p>
          </table:table-cell>
          <table:table-cell table:style-name="ce19" table:formula="of:=COUNTIF([.$J$95:.$J$131];&quot;Scroll&quot;)" office:value-type="float" office:value="0" calcext:value-type="float">
            <text:p>0</text:p>
          </table:table-cell>
          <table:table-cell table:style-name="ce58" table:formula="of:=COUNTIF([.$J$95:.$J$131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number-columns-repeated="2"/>
          <table:table-cell table:formula="of:=COUNTIF([.C$25:.C$1160];4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COUNTIF([.$J$133:.$J$178];&quot;Potion&quot;)" office:value-type="float" office:value="0" calcext:value-type="float">
            <text:p>0</text:p>
          </table:table-cell>
          <table:table-cell table:style-name="ce19" table:formula="of:=COUNTIF([.$J$133:.$J$178];&quot;Scroll&quot;)" office:value-type="float" office:value="0" calcext:value-type="float">
            <text:p>0</text:p>
          </table:table-cell>
          <table:table-cell table:style-name="ce58" table:formula="of:=COUNTIF([.$J$133:.$J$17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ive Monsters</text:p>
          </table:table-cell>
          <table:table-cell table:number-columns-repeated="2"/>
          <table:table-cell table:formula="of:=COUNTIF([.C$25:.C$1160];5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COUNTIF([.$J$180:.$J$218];&quot;Potion&quot;)" office:value-type="float" office:value="0" calcext:value-type="float">
            <text:p>0</text:p>
          </table:table-cell>
          <table:table-cell table:style-name="ce19" table:formula="of:=COUNTIF([.$J$180:.$J$218];&quot;Scroll&quot;)" office:value-type="float" office:value="0" calcext:value-type="float">
            <text:p>0</text:p>
          </table:table-cell>
          <table:table-cell table:style-name="ce58" table:formula="of:=COUNTIF([.$J$180:.$J$21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ix Monsters</text:p>
          </table:table-cell>
          <table:table-cell table:number-columns-repeated="2"/>
          <table:table-cell table:formula="of:=COUNTIF([.C$25:.C$1160];6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formula="of:=COUNTIF([.$J$220:.$J$260];&quot;Potion&quot;)" office:value-type="float" office:value="0" calcext:value-type="float">
            <text:p>0</text:p>
          </table:table-cell>
          <table:table-cell table:style-name="ce19" table:formula="of:=COUNTIF([.$J$220:.$J$260];&quot;Scroll&quot;)" office:value-type="float" office:value="0" calcext:value-type="float">
            <text:p>0</text:p>
          </table:table-cell>
          <table:table-cell table:style-name="ce58" table:formula="of:=COUNTIF([.$J$220:.$J$26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even Monsters</text:p>
          </table:table-cell>
          <table:table-cell table:number-columns-repeated="2"/>
          <table:table-cell table:formula="of:=COUNTIF([.C$25:.C$1160];7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COUNTIF([.$J$262:.$J$294];&quot;Potion&quot;)" office:value-type="float" office:value="0" calcext:value-type="float">
            <text:p>0</text:p>
          </table:table-cell>
          <table:table-cell table:style-name="ce19" table:formula="of:=COUNTIF([.$J$262:.$J$294];&quot;Scroll&quot;)" office:value-type="float" office:value="0" calcext:value-type="float">
            <text:p>0</text:p>
          </table:table-cell>
          <table:table-cell table:style-name="ce58" table:formula="of:=COUNTIF([.$J$262:.$J$294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Eight Monsters</text:p>
          </table:table-cell>
          <table:table-cell table:number-columns-repeated="2"/>
          <table:table-cell table:formula="of:=COUNTIF([.C$25:.C$1160];8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70" calcext:value-type="float">
            <text:p>70</text:p>
          </table:table-cell>
          <table:table-cell table:style-name="ce27" table:formula="of:=COUNTIF([.$J$296:.$J$316];&quot;Potion&quot;)" office:value-type="float" office:value="0" calcext:value-type="float">
            <text:p>0</text:p>
          </table:table-cell>
          <table:table-cell table:style-name="ce27" table:formula="of:=COUNTIF([.$J$296:.$J$316];&quot;Scroll&quot;)" office:value-type="float" office:value="0" calcext:value-type="float">
            <text:p>0</text:p>
          </table:table-cell>
          <table:table-cell table:style-name="ce59" table:formula="of:=COUNTIF([.$J$296:.$J$316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Monsters</text:p>
          </table:table-cell>
          <table:table-cell table:number-columns-repeated="2"/>
          <table:table-cell table:formula="of:=SUM([.E3:.E10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42" table:formula="of:=COUNTIF([.$B$27:.$N$50];&quot;Animal&quot;)" office:value-type="float" office:value="4" calcext:value-type="float">
            <text:p>4</text:p>
          </table:table-cell>
          <table:table-cell table:style-name="ce49" table:formula="of:=COUNTIF([.$B$27:.$N$50];&quot;Human&quot;)" office:value-type="float" office:value="7" calcext:value-type="float">
            <text:p>7</text:p>
          </table:table-cell>
          <table:table-cell table:style-name="ce49" table:formula="of:=COUNTIF([.$B$27:.$N$50];&quot;Undead&quot;)" office:value-type="float" office:value="3" calcext:value-type="float">
            <text:p>3</text:p>
          </table:table-cell>
          <table:table-cell table:style-name="ce49" table:formula="of:=COUNTIF([.$B$27:.$N$50];&quot;Plant&quot;)" office:value-type="float" office:value="3" calcext:value-type="float">
            <text:p>3</text:p>
          </table:table-cell>
          <table:table-cell table:style-name="ce49" table:formula="of:=COUNTIF([.$B$27:.$N$50];&quot;Thing&quot;)" office:value-type="float" office:value="3" calcext:value-type="float">
            <text:p>3</text:p>
          </table:table-cell>
          <table:table-cell table:style-name="ce49" table:formula="of:=COUNTIF([.$B$27:.$N$50];&quot;Dragon&quot;)" office:value-type="float" office:value="1" calcext:value-type="float">
            <text:p>1</text:p>
          </table:table-cell>
          <table:table-cell table:style-name="ce54" table:formula="of:=COUNTIF([.$B$27:.$N$50];&quot;Demon&quot;)" office:value-type="float" office:value="1" calcext:value-type="float">
            <text:p>1</text:p>
          </table:table-cell>
          <table:table-cell table:formula="of:=SUM([.I13:.O13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41" table:formula="of:=COUNTIF([.$B$52:.$M$93];&quot;Animal&quot;)" office:value-type="float" office:value="0" calcext:value-type="float">
            <text:p>0</text:p>
          </table:table-cell>
          <table:table-cell table:formula="of:=COUNTIF([.$B$52:.$M$93];&quot;Human&quot;)" office:value-type="float" office:value="0" calcext:value-type="float">
            <text:p>0</text:p>
          </table:table-cell>
          <table:table-cell table:formula="of:=COUNTIF([.$B$52:.$M$93];&quot;Undead&quot;)" office:value-type="float" office:value="0" calcext:value-type="float">
            <text:p>0</text:p>
          </table:table-cell>
          <table:table-cell table:formula="of:=COUNTIF([.$B$52:.$M$93];&quot;Plant&quot;)" office:value-type="float" office:value="0" calcext:value-type="float">
            <text:p>0</text:p>
          </table:table-cell>
          <table:table-cell table:formula="of:=COUNTIF([.$B$52:.$M$93];&quot;Thing&quot;)" office:value-type="float" office:value="0" calcext:value-type="float">
            <text:p>0</text:p>
          </table:table-cell>
          <table:table-cell table:formula="of:=COUNTIF([.$B$52:.$M$93];&quot;Dragon&quot;)" office:value-type="float" office:value="0" calcext:value-type="float">
            <text:p>0</text:p>
          </table:table-cell>
          <table:table-cell table:style-name="ce55" table:formula="of:=COUNTIF([.$B$52:.$M$93];&quot;Demon&quot;)" office:value-type="float" office:value="0" calcext:value-type="float">
            <text:p>0</text:p>
          </table:table-cell>
          <table:table-cell table:formula="of:=SUM([.I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41" table:formula="of:=COUNTIF([.$B$95:.$M$131];&quot;Animal&quot;)" office:value-type="float" office:value="0" calcext:value-type="float">
            <text:p>0</text:p>
          </table:table-cell>
          <table:table-cell table:formula="of:=COUNTIF([.$B$95:.$M$131];&quot;Human&quot;)" office:value-type="float" office:value="0" calcext:value-type="float">
            <text:p>0</text:p>
          </table:table-cell>
          <table:table-cell table:formula="of:=COUNTIF([.$B$95:.$M$131];&quot;Undead&quot;)" office:value-type="float" office:value="0" calcext:value-type="float">
            <text:p>0</text:p>
          </table:table-cell>
          <table:table-cell table:formula="of:=COUNTIF([.$B$95:.$M$131];&quot;Plant&quot;)" office:value-type="float" office:value="0" calcext:value-type="float">
            <text:p>0</text:p>
          </table:table-cell>
          <table:table-cell table:formula="of:=COUNTIF([.$B$95:.$M$131];&quot;Thing&quot;)" office:value-type="float" office:value="0" calcext:value-type="float">
            <text:p>0</text:p>
          </table:table-cell>
          <table:table-cell table:formula="of:=COUNTIF([.$B$95:.$M$131];&quot;Dragon&quot;)" office:value-type="float" office:value="0" calcext:value-type="float">
            <text:p>0</text:p>
          </table:table-cell>
          <table:table-cell table:style-name="ce55" table:formula="of:=COUNTIF([.$B$95:.$M$131];&quot;Demon&quot;)" office:value-type="float" office:value="0" calcext:value-type="float">
            <text:p>0</text:p>
          </table:table-cell>
          <table:table-cell table:formula="of:=SUM([.I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41" table:formula="of:=COUNTIF([.$B$133:.$M$178];&quot;Animal&quot;)" office:value-type="float" office:value="0" calcext:value-type="float">
            <text:p>0</text:p>
          </table:table-cell>
          <table:table-cell table:formula="of:=COUNTIF([.$B$133:.$M$178];&quot;Animal&quot;)" office:value-type="float" office:value="0" calcext:value-type="float">
            <text:p>0</text:p>
          </table:table-cell>
          <table:table-cell table:formula="of:=COUNTIF([.$B$133:.$M$178];&quot;Undead&quot;)" office:value-type="float" office:value="0" calcext:value-type="float">
            <text:p>0</text:p>
          </table:table-cell>
          <table:table-cell table:formula="of:=COUNTIF([.$B$133:.$M$178];&quot;Plant&quot;)" office:value-type="float" office:value="0" calcext:value-type="float">
            <text:p>0</text:p>
          </table:table-cell>
          <table:table-cell table:formula="of:=COUNTIF([.$B$133:.$M$178];&quot;Thing&quot;)" office:value-type="float" office:value="0" calcext:value-type="float">
            <text:p>0</text:p>
          </table:table-cell>
          <table:table-cell table:formula="of:=COUNTIF([.$B$133:.$M$178];&quot;Dragon&quot;)" office:value-type="float" office:value="0" calcext:value-type="float">
            <text:p>0</text:p>
          </table:table-cell>
          <table:table-cell table:style-name="ce55" table:formula="of:=COUNTIF([.$B$133:.$M$178];&quot;Demon&quot;)" office:value-type="float" office:value="0" calcext:value-type="float">
            <text:p>0</text:p>
          </table:table-cell>
          <table:table-cell table:formula="of:=SUM([.I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41" table:formula="of:=COUNTIF([.$B$180:.$M$218];&quot;Animal&quot;)" office:value-type="float" office:value="0" calcext:value-type="float">
            <text:p>0</text:p>
          </table:table-cell>
          <table:table-cell table:formula="of:=COUNTIF([.$B$180:.$M$218];&quot;Human&quot;)" office:value-type="float" office:value="0" calcext:value-type="float">
            <text:p>0</text:p>
          </table:table-cell>
          <table:table-cell table:formula="of:=COUNTIF([.$B$180:.$M$218];&quot;Undead&quot;)" office:value-type="float" office:value="0" calcext:value-type="float">
            <text:p>0</text:p>
          </table:table-cell>
          <table:table-cell table:formula="of:=COUNTIF([.$B$180:.$M$218];&quot;Plant&quot;)" office:value-type="float" office:value="0" calcext:value-type="float">
            <text:p>0</text:p>
          </table:table-cell>
          <table:table-cell table:formula="of:=COUNTIF([.$B$180:.$M$218];&quot;Thing&quot;)" office:value-type="float" office:value="0" calcext:value-type="float">
            <text:p>0</text:p>
          </table:table-cell>
          <table:table-cell table:formula="of:=COUNTIF([.$B$180:.$M$218];&quot;Dragon&quot;)" office:value-type="float" office:value="0" calcext:value-type="float">
            <text:p>0</text:p>
          </table:table-cell>
          <table:table-cell table:style-name="ce55" table:formula="of:=COUNTIF([.$B$180:.$M$218];&quot;Demon&quot;)" office:value-type="float" office:value="0" calcext:value-type="float">
            <text:p>0</text:p>
          </table:table-cell>
          <table:table-cell table:formula="of:=SUM([.I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41" table:formula="of:=COUNTIF([.$B$220:.$M$260];&quot;Animal&quot;)" office:value-type="float" office:value="0" calcext:value-type="float">
            <text:p>0</text:p>
          </table:table-cell>
          <table:table-cell table:formula="of:=COUNTIF([.$B$220:.$M$260];&quot;Human&quot;)" office:value-type="float" office:value="0" calcext:value-type="float">
            <text:p>0</text:p>
          </table:table-cell>
          <table:table-cell table:formula="of:=COUNTIF([.$B$220:.$M$260];&quot;Undead&quot;)" office:value-type="float" office:value="0" calcext:value-type="float">
            <text:p>0</text:p>
          </table:table-cell>
          <table:table-cell table:formula="of:=COUNTIF([.$B$220:.$M$260];&quot;Plant&quot;)" office:value-type="float" office:value="0" calcext:value-type="float">
            <text:p>0</text:p>
          </table:table-cell>
          <table:table-cell table:formula="of:=COUNTIF([.$B$220:.$M$260];&quot;Thing&quot;)" office:value-type="float" office:value="0" calcext:value-type="float">
            <text:p>0</text:p>
          </table:table-cell>
          <table:table-cell table:formula="of:=COUNTIF([.$B$220:.$M$260];&quot;Dragon&quot;)" office:value-type="float" office:value="0" calcext:value-type="float">
            <text:p>0</text:p>
          </table:table-cell>
          <table:table-cell table:style-name="ce55" table:formula="of:=COUNTIF([.$B$220:.$M$260];&quot;Demon&quot;)" office:value-type="float" office:value="0" calcext:value-type="float">
            <text:p>0</text:p>
          </table:table-cell>
          <table:table-cell table:formula="of:=SUM([.I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41" table:formula="of:=COUNTIF([.$B$262:.$M$294];&quot;Animal&quot;)" office:value-type="float" office:value="0" calcext:value-type="float">
            <text:p>0</text:p>
          </table:table-cell>
          <table:table-cell table:formula="of:=COUNTIF([.$B$262:.$M$294];&quot;Human&quot;)" office:value-type="float" office:value="0" calcext:value-type="float">
            <text:p>0</text:p>
          </table:table-cell>
          <table:table-cell table:formula="of:=COUNTIF([.$B$262:.$M$294];&quot;Undead&quot;)" office:value-type="float" office:value="0" calcext:value-type="float">
            <text:p>0</text:p>
          </table:table-cell>
          <table:table-cell table:formula="of:=COUNTIF([.$B$262:.$M$294];&quot;Plant&quot;)" office:value-type="float" office:value="0" calcext:value-type="float">
            <text:p>0</text:p>
          </table:table-cell>
          <table:table-cell table:formula="of:=COUNTIF([.$B$262:.$M$294];&quot;Thing&quot;)" office:value-type="float" office:value="0" calcext:value-type="float">
            <text:p>0</text:p>
          </table:table-cell>
          <table:table-cell table:formula="of:=COUNTIF([.$B$262:.$M$294];&quot;Dragon&quot;)" office:value-type="float" office:value="0" calcext:value-type="float">
            <text:p>0</text:p>
          </table:table-cell>
          <table:table-cell table:style-name="ce55" table:formula="of:=COUNTIF([.$B$262:.$M$294];&quot;Demon&quot;)" office:value-type="float" office:value="0" calcext:value-type="float">
            <text:p>0</text:p>
          </table:table-cell>
          <table:table-cell table:formula="of:=SUM([.I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48" table:formula="of:=COUNTIF([.$B$296:.$M$316];&quot;Animal&quot;)" office:value-type="float" office:value="0" calcext:value-type="float">
            <text:p>0</text:p>
          </table:table-cell>
          <table:table-cell table:style-name="ce50" table:formula="of:=COUNTIF([.$B$296:.$M$316];&quot;Human&quot;)" office:value-type="float" office:value="0" calcext:value-type="float">
            <text:p>0</text:p>
          </table:table-cell>
          <table:table-cell table:style-name="ce50" table:formula="of:=COUNTIF([.$B$296:.$M$316];&quot;Undead&quot;)" office:value-type="float" office:value="0" calcext:value-type="float">
            <text:p>0</text:p>
          </table:table-cell>
          <table:table-cell table:style-name="ce50" table:formula="of:=COUNTIF([.$B$296:.$M$316];&quot;Plant&quot;)" office:value-type="float" office:value="0" calcext:value-type="float">
            <text:p>0</text:p>
          </table:table-cell>
          <table:table-cell table:style-name="ce50" table:formula="of:=COUNTIF([.$B$296:.$M$316];&quot;Thing&quot;)" office:value-type="float" office:value="0" calcext:value-type="float">
            <text:p>0</text:p>
          </table:table-cell>
          <table:table-cell table:style-name="ce50" table:formula="of:=COUNTIF([.$B$296:.$M$316];&quot;Dragon&quot;)" office:value-type="float" office:value="0" calcext:value-type="float">
            <text:p>0</text:p>
          </table:table-cell>
          <table:table-cell table:style-name="ce56" table:formula="of:=COUNTIF([.$B$296:.$M$316];&quot;Demon&quot;)" office:value-type="float" office:value="0" calcext:value-type="float">
            <text:p>0</text:p>
          </table:table-cell>
          <table:table-cell table:formula="of:=SUM([.I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13:.I20])" office:value-type="float" office:value="4" calcext:value-type="float">
            <text:p>4</text:p>
          </table:table-cell>
          <table:table-cell table:formula="of:=SUM([.J13:.J20])" office:value-type="float" office:value="7" calcext:value-type="float">
            <text:p>7</text:p>
          </table:table-cell>
          <table:table-cell table:formula="of:=SUM([.K13:.K20])" office:value-type="float" office:value="3" calcext:value-type="float">
            <text:p>3</text:p>
          </table:table-cell>
          <table:table-cell table:formula="of:=SUM([.L13:.L20])" office:value-type="float" office:value="3" calcext:value-type="float">
            <text:p>3</text:p>
          </table:table-cell>
          <table:table-cell table:formula="of:=SUM([.M13:.M20])" office:value-type="float" office:value="3" calcext:value-type="float">
            <text:p>3</text:p>
          </table:table-cell>
          <table:table-cell table:formula="of:=SUM([.N13:.N20])" office:value-type="float" office:value="1" calcext:value-type="float">
            <text:p>1</text:p>
          </table:table-cell>
          <table:table-cell table:formula="of:=SUM([.O13:.O20])" office:value-type="float" office:value="1" calcext:value-type="float">
            <text:p>1</text:p>
          </table:table-cell>
          <table:table-cell table:formula="of:=SUM([.P13:.P20])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Bribe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 table:number-columns-repeated="2"/>
          <table:table-cell table:style-name="ce26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Baby Qyz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yzox</text:p>
          </table:table-cell>
          <table:table-cell table:style-name="ce3" office:value-type="string" calcext:value-type="string">
            <text:p>Summon</text:p>
          </table:table-cell>
          <table:table-cell table:style-name="ce3" office:value-type="string" calcext:value-type="string">
            <text:p>Teleport</text:p>
          </table:table-cell>
          <table:table-cell table:style-name="ce3" office:value-type="string" calcext:value-type="string">
            <text:p>Rnd Elem</text:p>
          </table:table-cell>
          <table:table-cell table:style-name="ce19"/>
          <table:table-cell table:style-name="ce3" office:value-type="string" calcext:value-type="string">
            <text:p>Heals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u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our (Evil)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3"/>
          <table:table-cell table:style-name="ce3" office:value-type="string" calcext:value-type="string">
            <text:p>Strong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Flying</text:p>
          </table:table-cell>
          <table:table-cell table:style-name="ce19"/>
          <table:table-cell table:style-name="ce3" office:value-type="string" calcext:value-type="string">
            <text:p>Weak Ic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eck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mon</text:p>
          </table:table-cell>
          <table:table-cell table:style-name="ce3" table:number-columns-repeated="2"/>
          <table:table-cell table:style-name="ce19" table:number-columns-repeated="7"/>
          <table:table-cell table:style-name="ce3" office:value-type="string" calcext:value-type="string">
            <text:p>(Wannabe Evil Spawn of Hell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ky Crawly Th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7"/>
          <table:table-cell table:style-name="ce3" office:value-type="string" calcext:value-type="string">
            <text:p>(Carrion Crawler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Strong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Ele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Teleport</text:p>
          </table:table-cell>
          <table:table-cell table:style-name="ce19" table:number-columns-repeated="2"/>
          <table:table-cell table:style-name="ce31" office:value-type="string" calcext:value-type="string">
            <text:p>Strong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2 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35% Rotted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9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hing</text:p>
          </table:table-cell>
          <table:table-cell table:style-name="ce3"/>
          <table:table-cell table:style-name="ce19" table:number-columns-repeated="3"/>
          <table:table-cell table:style-name="ce3" office:value-type="string" calcext:value-type="string">
            <text:p>Immune to non-wpn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Ite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/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3" table:number-rows-repeated="2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5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4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28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10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9"/>
          <table:table-cell table:style-name="ce1" table:number-columns-repeated="10"/>
          <table:table-cell table:number-columns-repeated="1012"/>
        </table:table-row>
        <table:table-row table:style-name="ro1" table:number-rows-repeated="21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/>
          <table:table-cell table:style-name="ce43" table:number-columns-repeated="6"/>
          <table:table-cell table:style-name="ce49" table:number-columns-repeated="4"/>
          <table:table-cell table:style-name="ce54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10"/>
          <table:table-cell table:style-name="ce55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6"/>
          <table:table-cell table:style-name="ce1" table:number-columns-repeated="4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3:.M65535])" office:value-type="float" office:value="6" calcext:value-type="float">
            <text:p>6</text:p>
          </table:table-cell>
          <table:table-cell table:number-columns-repeated="1011"/>
        </table:table-row>
      </table:table>
      <table:table table:name="Hand-written Chests" table:style-name="ta6" table:print="false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st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Total Chest</text:p>
          </table:table-cell>
          <table:table-cell table:formula="of:=SUM([.C6:.C1004])"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Typ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Op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Easy Open</text:p>
          </table:table-cell>
          <table:table-cell table:formula="of:=DSUM([.C4:.E1004];1;[.L5:.L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No Treasu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is Loc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Hard to Open</text:p>
          </table:table-cell>
          <table:table-cell table:formula="of:=DSUM([.C4:.E1004];1;[.M5:.M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Hard to Open</text:p>
          </table:table-cell>
          <table:table-cell office:value-type="string" calcext:value-type="string">
            <text:p>Monst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wo 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Abnormal Inside</text:p>
          </table:table-cell>
          <table:table-cell table:formula="of:=DSUM([.C4:.E1004];1;[.N5:.N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Easy Open Ratio</text:p>
          </table:table-cell>
          <table:table-cell table:formula="of:=[.I6]/[.I5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y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wo Ch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werfu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ry 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Confu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 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led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</table:table>
      <table:table table:name="Hand-written Potions" table:style-name="ta5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 Potions</text:p>
          </table:table-cell>
          <table:table-cell table:number-columns-repeated="2"/>
          <table:table-cell table:formula="of:=SUM([.E3:.E1000])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low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 Cost</text:p>
          </table:table-cell>
          <table:table-cell table:number-columns-repeated="2"/>
          <table:table-cell office:value-type="float" office:value="71.6666666666667" calcext:value-type="float">
            <text:p>71.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y Hot Sau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orthless Potions (Cost = 0)</text:p>
          </table:table-cell>
          <table:table-cell table:number-columns-repeated="2"/>
          <table:table-cell table:formula="of:=DSUM([.E2:.F101];1;[.J2:.J3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ble, Vile Conco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K15]/[.K12]" office:value-type="float" office:value="0.255813953488372" calcext:value-type="float">
            <text:p>0.2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tural Boun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 Body Bre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mogrif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mental Attu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cid Ju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</table:table>
      <table:table table:name="Hand-written Scrolls" table:style-name="ta7" table:print="false">
        <table:table-column table:style-name="co1" table:number-columns-repeated="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et Door Dete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al Scrolls</text:p>
          </table:table-cell>
          <table:table-cell table:formula="of:=SUM([.E3:.E5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quid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Average Cost</text:p>
          </table:table-cell>
          <table:table-cell table:formula="of:=SUM([.F3:.F38])/[.I11]" office:value-type="float" office:value="121.25" calcext:value-type="float">
            <text:p>121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Worthless Scrolls (Cost = 0)</text:p>
          </table:table-cell>
          <table:table-cell table:formula="of:=DSUM([.E2:.F100];1;[.J2:.J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ortion of bad scrolls</text:p>
          </table:table-cell>
          <table:table-cell table:formula="of:=[.I14]/[.I11]" office:value-type="float" office:value="0.275" calcext:value-type="float">
            <text:p>0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leport Le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getful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mon A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yzz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es Reco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pu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Sp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r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ccult Mas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l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</table:table>
      <table:table table:name="Hand-written Monsters" table:style-name="ta8" table:print="false">
        <table:table-column table:style-name="co48" table:number-columns-repeated="2" table:default-cell-style-name="Default"/>
        <table:table-column table:style-name="co49" table:default-cell-style-name="ce61"/>
        <table:table-column table:style-name="co48" table:number-columns-repeated="7" table:default-cell-style-name="ce1"/>
        <table:table-column table:style-name="co48" table:default-cell-style-name="Default"/>
        <table:table-column table:style-name="co48" table:number-columns-repeated="3" table:default-cell-style-name="ce1"/>
        <table:table-column table:style-name="co48" table:default-cell-style-name="ce64"/>
        <table:table-column table:style-name="co48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 table:style-name="Default"/>
          <table:table-cell table:style-name="Default" office:value-type="string" calcext:value-type="string">
            <text:p>Bribe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onster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One Monsters</text:p>
          </table:table-cell>
          <table:table-cell table:style-name="Default" table:number-columns-repeated="2"/>
          <table:table-cell table:style-name="Default" table:formula="of:=COUNTIF([.D$25:.D$1123];1)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" calcext:value-type="float">
            <text:p>50</text:p>
          </table:table-cell>
          <table:table-cell table:style-name="ce26" table:formula="of:=COUNTIF([.$L$27:.$L$59];&quot;Potion&quot;)" office:value-type="float" office:value="5" calcext:value-type="float">
            <text:p>5</text:p>
          </table:table-cell>
          <table:table-cell table:style-name="ce26" table:formula="of:=COUNTIF([.$J$27:.$J$59];&quot;Scroll&quot;)" office:value-type="float" office:value="0" calcext:value-type="float">
            <text:p>0</text:p>
          </table:table-cell>
          <table:table-cell table:style-name="ce26" table:formula="of:=COUNTIF([.$J$27:.$J$59];&quot;Chest&quot;)" office:value-type="float" office:value="0" calcext:value-type="float">
            <text:p>0</text:p>
          </table:table-cell>
          <table:table-cell table:style-name="ce57" table:formula="of:=COUNTA([.C28:.C59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wo Monsters</text:p>
          </table:table-cell>
          <table:table-cell table:style-name="Default" table:number-columns-repeated="2"/>
          <table:table-cell table:style-name="Default" table:formula="of:=COUNTIF([.D$25:.D$1123];2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5" calcext:value-type="float">
            <text:p>75</text:p>
          </table:table-cell>
          <table:table-cell table:style-name="ce19" table:formula="of:=COUNTIF([.$J$60:.$J$91];&quot;Potion&quot;)" office:value-type="float" office:value="0" calcext:value-type="float">
            <text:p>0</text:p>
          </table:table-cell>
          <table:table-cell table:style-name="ce19" table:formula="of:=COUNTIF([.$J$60:.$J$91];&quot;Scroll&quot;)" office:value-type="float" office:value="0" calcext:value-type="float">
            <text:p>0</text:p>
          </table:table-cell>
          <table:table-cell table:style-name="ce19" table:formula="of:=COUNTIF([.$J$60:.$J$91];&quot;Chest&quot;)" office:value-type="float" office:value="0" calcext:value-type="float">
            <text:p>0</text:p>
          </table:table-cell>
          <table:table-cell table:style-name="ce58" table:formula="of:=COUNTA([.C61:.C91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hree Monsters</text:p>
          </table:table-cell>
          <table:table-cell table:style-name="Default" table:number-columns-repeated="2"/>
          <table:table-cell table:style-name="Default" table:formula="of:=COUNTIF([.D$25:.D$1123];3)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formula="of:=COUNTIF([.$J$92:.$J$118];&quot;Potion&quot;)" office:value-type="float" office:value="0" calcext:value-type="float">
            <text:p>0</text:p>
          </table:table-cell>
          <table:table-cell table:style-name="ce19" table:formula="of:=COUNTIF([.$J$92:.$J$118];&quot;Scroll&quot;)" office:value-type="float" office:value="0" calcext:value-type="float">
            <text:p>0</text:p>
          </table:table-cell>
          <table:table-cell table:style-name="ce19" table:formula="of:=COUNTIF([.$J$92:.$J$118];&quot;Chest&quot;)" office:value-type="float" office:value="0" calcext:value-type="float">
            <text:p>0</text:p>
          </table:table-cell>
          <table:table-cell table:style-name="ce58" table:formula="of:=COUNTA([.C93:.C118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our Monsters</text:p>
          </table:table-cell>
          <table:table-cell table:style-name="Default" table:number-columns-repeated="2"/>
          <table:table-cell table:style-name="Default" table:formula="of:=COUNTIF([.D$25:.D$1123];4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formula="of:=COUNTIF([.$J$119:.$J$155];&quot;Potion&quot;)" office:value-type="float" office:value="0" calcext:value-type="float">
            <text:p>0</text:p>
          </table:table-cell>
          <table:table-cell table:style-name="ce19" table:formula="of:=COUNTIF([.$J$119:.$J$155];&quot;Scroll&quot;)" office:value-type="float" office:value="0" calcext:value-type="float">
            <text:p>0</text:p>
          </table:table-cell>
          <table:table-cell table:style-name="ce19" table:formula="of:=COUNTIF([.$J$119:.$J$155];&quot;Chest&quot;)" office:value-type="float" office:value="0" calcext:value-type="float">
            <text:p>0</text:p>
          </table:table-cell>
          <table:table-cell table:style-name="ce58" table:formula="of:=COUNTA([.C120:.C155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ive Monsters</text:p>
          </table:table-cell>
          <table:table-cell table:style-name="Default" table:number-columns-repeated="2"/>
          <table:table-cell table:style-name="Default" table:formula="of:=COUNTIF([.D$25:.D$1123];5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COUNTIF([.$J$156:.$J$185];&quot;Potion&quot;)" office:value-type="float" office:value="0" calcext:value-type="float">
            <text:p>0</text:p>
          </table:table-cell>
          <table:table-cell table:style-name="ce19" table:formula="of:=COUNTIF([.$J$156:.$J$185];&quot;Scroll&quot;)" office:value-type="float" office:value="0" calcext:value-type="float">
            <text:p>0</text:p>
          </table:table-cell>
          <table:table-cell table:style-name="ce19" table:formula="of:=COUNTIF([.$J$156:.$J$185];&quot;Chest&quot;)" office:value-type="float" office:value="0" calcext:value-type="float">
            <text:p>0</text:p>
          </table:table-cell>
          <table:table-cell table:style-name="ce58" table:formula="of:=COUNTA([.C157:.C185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ix Monsters</text:p>
          </table:table-cell>
          <table:table-cell table:style-name="Default" table:number-columns-repeated="2"/>
          <table:table-cell table:style-name="Default" table:formula="of:=COUNTIF([.D$25:.D$1123];6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table:formula="of:=COUNTIF([.$J$186:.$J$221];&quot;Potion&quot;)" office:value-type="float" office:value="0" calcext:value-type="float">
            <text:p>0</text:p>
          </table:table-cell>
          <table:table-cell table:style-name="ce19" table:formula="of:=COUNTIF([.$J$186:.$J$221];&quot;Scroll&quot;)" office:value-type="float" office:value="0" calcext:value-type="float">
            <text:p>0</text:p>
          </table:table-cell>
          <table:table-cell table:style-name="ce19" table:formula="of:=COUNTIF([.$J$186:.$J$221];&quot;Chest&quot;)" office:value-type="float" office:value="0" calcext:value-type="float">
            <text:p>0</text:p>
          </table:table-cell>
          <table:table-cell table:style-name="ce58" table:formula="of:=COUNTA([.C187:.C222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even Monsters</text:p>
          </table:table-cell>
          <table:table-cell table:style-name="Default" table:number-columns-repeated="2"/>
          <table:table-cell table:style-name="Default" table:formula="of:=COUNTIF([.D$25:.D$1123];7)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table:formula="of:=COUNTIF([.$J$223:.$J$257];&quot;Potion&quot;)" office:value-type="float" office:value="0" calcext:value-type="float">
            <text:p>0</text:p>
          </table:table-cell>
          <table:table-cell table:style-name="ce19" table:formula="of:=COUNTIF([.$J$223:.$J$257];&quot;Scroll&quot;)" office:value-type="float" office:value="0" calcext:value-type="float">
            <text:p>0</text:p>
          </table:table-cell>
          <table:table-cell table:style-name="ce19" table:formula="of:=COUNTIF([.$J$223:.$J$257];&quot;Chest&quot;)" office:value-type="float" office:value="0" calcext:value-type="float">
            <text:p>0</text:p>
          </table:table-cell>
          <table:table-cell table:style-name="ce58" table:formula="of:=COUNTA([.C224:.C258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Eight Monsters</text:p>
          </table:table-cell>
          <table:table-cell table:style-name="Default" table:number-columns-repeated="2"/>
          <table:table-cell table:style-name="Default" table:formula="of:=COUNTIF([.D$25:.D$1123];8)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table:formula="of:=COUNTIF([.$J$259:.$J$280];&quot;Potion&quot;)" office:value-type="float" office:value="0" calcext:value-type="float">
            <text:p>0</text:p>
          </table:table-cell>
          <table:table-cell table:style-name="ce27" table:formula="of:=COUNTIF([.$J$259:.$J$280];&quot;Scroll&quot;)" office:value-type="float" office:value="0" calcext:value-type="float">
            <text:p>0</text:p>
          </table:table-cell>
          <table:table-cell table:style-name="ce27" table:formula="of:=COUNTIF([.$J$259:.$J$280];&quot;Chest&quot;)" office:value-type="float" office:value="0" calcext:value-type="float">
            <text:p>0</text:p>
          </table:table-cell>
          <table:table-cell table:style-name="ce59" table:formula="of:=COUNTA([.C260:.C2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Monsters</text:p>
          </table:table-cell>
          <table:table-cell table:style-name="Default" table:number-columns-repeated="2"/>
          <table:table-cell table:style-name="Default" table:formula="of:=SUM([.F4:.F11])" office:value-type="float" office:value="132" calcext:value-type="float">
            <text:p>132</text:p>
          </table:table-cell>
          <table:table-cell table:style-name="Default" table:number-columns-repeated="2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Plant</text:p>
          </table:table-cell>
          <table:table-cell table:style-name="Default" office:value-type="string" calcext:value-type="string">
            <text:p>Thing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42" table:formula="of:=COUNTIF([.$B$27:.$M$59];&quot;Animal&quot;)" office:value-type="float" office:value="4" calcext:value-type="float">
            <text:p>4</text:p>
          </table:table-cell>
          <table:table-cell table:style-name="ce49" table:formula="of:=COUNTIF([.$B$27:.$M$59];&quot;Human&quot;)" office:value-type="float" office:value="7" calcext:value-type="float">
            <text:p>7</text:p>
          </table:table-cell>
          <table:table-cell table:style-name="ce49" table:formula="of:=COUNTIF([.$B$27:.$M$59];&quot;Undead&quot;)" office:value-type="float" office:value="3" calcext:value-type="float">
            <text:p>3</text:p>
          </table:table-cell>
          <table:table-cell table:style-name="ce49" table:formula="of:=COUNTIF([.$B$27:.$M$59];&quot;Plant&quot;)" office:value-type="float" office:value="3" calcext:value-type="float">
            <text:p>3</text:p>
          </table:table-cell>
          <table:table-cell table:style-name="ce49" table:formula="of:=COUNTIF([.$B$27:.$M$59];&quot;Thing&quot;)" office:value-type="float" office:value="2" calcext:value-type="float">
            <text:p>2</text:p>
          </table:table-cell>
          <table:table-cell table:style-name="ce49" table:formula="of:=COUNTIF([.$B$27:.$M$59];&quot;Dragon&quot;)" office:value-type="float" office:value="1" calcext:value-type="float">
            <text:p>1</text:p>
          </table:table-cell>
          <table:table-cell table:style-name="ce54" table:formula="of:=COUNTIF([.$B$27:.$M$59];&quot;Demon&quot;)" office:value-type="float" office:value="1" calcext:value-type="float">
            <text:p>1</text:p>
          </table:table-cell>
          <table:table-cell table:formula="of:=SUM([.J14:.P14]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41" table:formula="of:=COUNTIF([.$B$60:.$M$91];&quot;Animal&quot;)" office:value-type="float" office:value="2" calcext:value-type="float">
            <text:p>2</text:p>
          </table:table-cell>
          <table:table-cell table:formula="of:=COUNTIF([.$B$60:.$M$91];&quot;Human&quot;)" office:value-type="float" office:value="6" calcext:value-type="float">
            <text:p>6</text:p>
          </table:table-cell>
          <table:table-cell table:style-name="Default" table:formula="of:=COUNTIF([.$B$60:.$M$91];&quot;Undead&quot;)" office:value-type="float" office:value="2" calcext:value-type="float">
            <text:p>2</text:p>
          </table:table-cell>
          <table:table-cell table:style-name="Default" table:formula="of:=COUNTIF([.$B$60:.$M$91];&quot;Plant&quot;)" office:value-type="float" office:value="2" calcext:value-type="float">
            <text:p>2</text:p>
          </table:table-cell>
          <table:table-cell table:style-name="Default" table:formula="of:=COUNTIF([.$B$60:.$M$91];&quot;Thing&quot;)" office:value-type="float" office:value="3" calcext:value-type="float">
            <text:p>3</text:p>
          </table:table-cell>
          <table:table-cell table:style-name="Default" table:formula="of:=COUNTIF([.$B$60:.$M$91];&quot;Dragon&quot;)" office:value-type="float" office:value="1" calcext:value-type="float">
            <text:p>1</text:p>
          </table:table-cell>
          <table:table-cell table:style-name="ce55" table:formula="of:=COUNTIF([.$B$60:.$M$91];&quot;Demon&quot;)" office:value-type="float" office:value="2" calcext:value-type="float">
            <text:p>2</text:p>
          </table:table-cell>
          <table:table-cell table:formula="of:=SUM([.J15:.P15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41" table:formula="of:=COUNTIF([.$B$92:.$M$118];&quot;Animal&quot;)" office:value-type="float" office:value="3" calcext:value-type="float">
            <text:p>3</text:p>
          </table:table-cell>
          <table:table-cell table:formula="of:=COUNTIF([.$B$92:.$M$118];&quot;Human&quot;)" office:value-type="float" office:value="6" calcext:value-type="float">
            <text:p>6</text:p>
          </table:table-cell>
          <table:table-cell table:style-name="Default" table:formula="of:=COUNTIF([.$B$92:.$M$118];&quot;Undead&quot;)" office:value-type="float" office:value="1" calcext:value-type="float">
            <text:p>1</text:p>
          </table:table-cell>
          <table:table-cell table:style-name="Default" table:formula="of:=COUNTIF([.$B$92:.$M$118];&quot;Plant&quot;)" office:value-type="float" office:value="1" calcext:value-type="float">
            <text:p>1</text:p>
          </table:table-cell>
          <table:table-cell table:style-name="Default" table:formula="of:=COUNTIF([.$B$92:.$M$118];&quot;Thing&quot;)" office:value-type="float" office:value="2" calcext:value-type="float">
            <text:p>2</text:p>
          </table:table-cell>
          <table:table-cell table:style-name="Default" table:formula="of:=COUNTIF([.$B$92:.$M$118];&quot;Dragon&quot;)" office:value-type="float" office:value="1" calcext:value-type="float">
            <text:p>1</text:p>
          </table:table-cell>
          <table:table-cell table:style-name="ce55" table:formula="of:=COUNTIF([.$B$92:.$M$118];&quot;Demon&quot;)" office:value-type="float" office:value="1" calcext:value-type="float">
            <text:p>1</text:p>
          </table:table-cell>
          <table:table-cell table:formula="of:=SUM([.J16:.P16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41" table:formula="of:=COUNTIF([.$B$119:.$M$155];&quot;Animal&quot;)" office:value-type="float" office:value="4" calcext:value-type="float">
            <text:p>4</text:p>
          </table:table-cell>
          <table:table-cell table:formula="of:=COUNTIF([.$B$119:.$M$155];&quot;Animal&quot;)" office:value-type="float" office:value="4" calcext:value-type="float">
            <text:p>4</text:p>
          </table:table-cell>
          <table:table-cell table:style-name="Default" table:formula="of:=COUNTIF([.$B$119:.$M$155];&quot;Undead&quot;)" office:value-type="float" office:value="2" calcext:value-type="float">
            <text:p>2</text:p>
          </table:table-cell>
          <table:table-cell table:style-name="Default" table:formula="of:=COUNTIF([.$B$119:.$M$155];&quot;Plant&quot;)" office:value-type="float" office:value="1" calcext:value-type="float">
            <text:p>1</text:p>
          </table:table-cell>
          <table:table-cell table:style-name="Default" table:formula="of:=COUNTIF([.$B$119:.$M$155];&quot;Thing&quot;)" office:value-type="float" office:value="3" calcext:value-type="float">
            <text:p>3</text:p>
          </table:table-cell>
          <table:table-cell table:style-name="Default" table:formula="of:=COUNTIF([.$B$119:.$M$155];&quot;Dragon&quot;)" office:value-type="float" office:value="1" calcext:value-type="float">
            <text:p>1</text:p>
          </table:table-cell>
          <table:table-cell table:style-name="ce55" table:formula="of:=COUNTIF([.$B$119:.$M$155];&quot;Demon&quot;)" office:value-type="float" office:value="2" calcext:value-type="float">
            <text:p>2</text:p>
          </table:table-cell>
          <table:table-cell table:formula="of:=SUM([.J17:.P17]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41" table:formula="of:=COUNTIF([.$B$156:.$M$185];&quot;Animal&quot;)" office:value-type="float" office:value="3" calcext:value-type="float">
            <text:p>3</text:p>
          </table:table-cell>
          <table:table-cell table:formula="of:=COUNTIF([.$B$156:.$M$185];&quot;Human&quot;)" office:value-type="float" office:value="5" calcext:value-type="float">
            <text:p>5</text:p>
          </table:table-cell>
          <table:table-cell table:style-name="Default" table:formula="of:=COUNTIF([.$B$156:.$M$185];&quot;Undead&quot;)" office:value-type="float" office:value="2" calcext:value-type="float">
            <text:p>2</text:p>
          </table:table-cell>
          <table:table-cell table:style-name="Default" table:formula="of:=COUNTIF([.$B$156:.$M$185];&quot;Plant&quot;)" office:value-type="float" office:value="2" calcext:value-type="float">
            <text:p>2</text:p>
          </table:table-cell>
          <table:table-cell table:style-name="Default" table:formula="of:=COUNTIF([.$B$156:.$M$185];&quot;Thing&quot;)" office:value-type="float" office:value="2" calcext:value-type="float">
            <text:p>2</text:p>
          </table:table-cell>
          <table:table-cell table:style-name="Default" table:formula="of:=COUNTIF([.$B$156:.$M$185];&quot;Dragon&quot;)" office:value-type="float" office:value="1" calcext:value-type="float">
            <text:p>1</text:p>
          </table:table-cell>
          <table:table-cell table:style-name="ce55" table:formula="of:=COUNTIF([.$B$156:.$M$185];&quot;Demon&quot;)" office:value-type="float" office:value="1" calcext:value-type="float">
            <text:p>1</text:p>
          </table:table-cell>
          <table:table-cell table:formula="of:=SUM([.J18:.P18]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41" table:formula="of:=COUNTIF([.$B$186:.$M$221];&quot;Animal&quot;)" office:value-type="float" office:value="4" calcext:value-type="float">
            <text:p>4</text:p>
          </table:table-cell>
          <table:table-cell table:formula="of:=COUNTIF([.$B$186:.$M$221];&quot;Human&quot;)" office:value-type="float" office:value="3" calcext:value-type="float">
            <text:p>3</text:p>
          </table:table-cell>
          <table:table-cell table:style-name="Default" table:formula="of:=COUNTIF([.$B$186:.$M$221];&quot;Undead&quot;)" office:value-type="float" office:value="2" calcext:value-type="float">
            <text:p>2</text:p>
          </table:table-cell>
          <table:table-cell table:style-name="Default" table:formula="of:=COUNTIF([.$B$186:.$M$221];&quot;Plant&quot;)" office:value-type="float" office:value="1" calcext:value-type="float">
            <text:p>1</text:p>
          </table:table-cell>
          <table:table-cell table:style-name="Default" table:formula="of:=COUNTIF([.$B$186:.$M$221];&quot;Thing&quot;)" office:value-type="float" office:value="4" calcext:value-type="float">
            <text:p>4</text:p>
          </table:table-cell>
          <table:table-cell table:style-name="Default" table:formula="of:=COUNTIF([.$B$186:.$M$221];&quot;Dragon&quot;)" office:value-type="float" office:value="2" calcext:value-type="float">
            <text:p>2</text:p>
          </table:table-cell>
          <table:table-cell table:style-name="ce55" table:formula="of:=COUNTIF([.$B$186:.$M$221];&quot;Demon&quot;)" office:value-type="float" office:value="2" calcext:value-type="float">
            <text:p>2</text:p>
          </table:table-cell>
          <table:table-cell table:formula="of:=SUM([.J19:.P19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41" table:formula="of:=COUNTIF([.$B$223:.$M$257];&quot;Animal&quot;)" office:value-type="float" office:value="4" calcext:value-type="float">
            <text:p>4</text:p>
          </table:table-cell>
          <table:table-cell table:formula="of:=COUNTIF([.$B$223:.$M$257];&quot;Human&quot;)" office:value-type="float" office:value="3" calcext:value-type="float">
            <text:p>3</text:p>
          </table:table-cell>
          <table:table-cell table:style-name="Default" table:formula="of:=COUNTIF([.$B$223:.$M$257];&quot;Undead&quot;)" office:value-type="float" office:value="1" calcext:value-type="float">
            <text:p>1</text:p>
          </table:table-cell>
          <table:table-cell table:style-name="Default" table:formula="of:=COUNTIF([.$B$223:.$M$257];&quot;Plant&quot;)" office:value-type="float" office:value="1" calcext:value-type="float">
            <text:p>1</text:p>
          </table:table-cell>
          <table:table-cell table:style-name="Default" table:formula="of:=COUNTIF([.$B$223:.$M$257];&quot;Thing&quot;)" office:value-type="float" office:value="1" calcext:value-type="float">
            <text:p>1</text:p>
          </table:table-cell>
          <table:table-cell table:style-name="Default" table:formula="of:=COUNTIF([.$B$223:.$M$257];&quot;Dragon&quot;)" office:value-type="float" office:value="1" calcext:value-type="float">
            <text:p>1</text:p>
          </table:table-cell>
          <table:table-cell table:style-name="ce55" table:formula="of:=COUNTIF([.$B$223:.$M$257];&quot;Demon&quot;)" office:value-type="float" office:value="3" calcext:value-type="float">
            <text:p>3</text:p>
          </table:table-cell>
          <table:table-cell table:formula="of:=SUM([.J20:.P20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48" table:formula="of:=COUNTIF([.$B$259:.$M$280];&quot;Animal&quot;)" office:value-type="float" office:value="1" calcext:value-type="float">
            <text:p>1</text:p>
          </table:table-cell>
          <table:table-cell table:style-name="ce50" table:formula="of:=COUNTIF([.$B$259:.$M$280];&quot;Human&quot;)" office:value-type="float" office:value="2" calcext:value-type="float">
            <text:p>2</text:p>
          </table:table-cell>
          <table:table-cell table:style-name="ce50" table:formula="of:=COUNTIF([.$B$259:.$M$280];&quot;Undead&quot;)" office:value-type="float" office:value="1" calcext:value-type="float">
            <text:p>1</text:p>
          </table:table-cell>
          <table:table-cell table:style-name="ce50" table:formula="of:=COUNTIF([.$B$259:.$M$280];&quot;Plant&quot;)" office:value-type="float" office:value="1" calcext:value-type="float">
            <text:p>1</text:p>
          </table:table-cell>
          <table:table-cell table:style-name="ce50" table:formula="of:=COUNTIF([.$B$259:.$M$280];&quot;Thing&quot;)" office:value-type="float" office:value="1" calcext:value-type="float">
            <text:p>1</text:p>
          </table:table-cell>
          <table:table-cell table:style-name="ce50" table:formula="of:=COUNTIF([.$B$259:.$M$280];&quot;Dragon&quot;)" office:value-type="float" office:value="0" calcext:value-type="float">
            <text:p>0</text:p>
          </table:table-cell>
          <table:table-cell table:style-name="ce56" table:formula="of:=COUNTIF([.$B$259:.$M$280];&quot;Demon&quot;)" office:value-type="float" office:value="2" calcext:value-type="float">
            <text:p>2</text:p>
          </table:table-cell>
          <table:table-cell table:formula="of:=SUM([.J21:.P2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14:.J21])" office:value-type="float" office:value="25" calcext:value-type="float">
            <text:p>25</text:p>
          </table:table-cell>
          <table:table-cell table:formula="of:=SUM([.K14:.K21])" office:value-type="float" office:value="36" calcext:value-type="float">
            <text:p>36</text:p>
          </table:table-cell>
          <table:table-cell table:style-name="Default" table:formula="of:=SUM([.L14:.L21])" office:value-type="float" office:value="14" calcext:value-type="float">
            <text:p>14</text:p>
          </table:table-cell>
          <table:table-cell table:style-name="Default" table:formula="of:=SUM([.M14:.M21])" office:value-type="float" office:value="12" calcext:value-type="float">
            <text:p>12</text:p>
          </table:table-cell>
          <table:table-cell table:style-name="Default" table:formula="of:=SUM([.N14:.N21])" office:value-type="float" office:value="18" calcext:value-type="float">
            <text:p>18</text:p>
          </table:table-cell>
          <table:table-cell table:style-name="Default" table:formula="of:=SUM([.O14:.O21])" office:value-type="float" office:value="8" calcext:value-type="float">
            <text:p>8</text:p>
          </table:table-cell>
          <table:table-cell table:formula="of:=SUM([.P14:.P21])" office:value-type="float" office:value="14" calcext:value-type="float">
            <text:p>14</text:p>
          </table:table-cell>
          <table:table-cell table:formula="of:=SUM([.Q14:.Q21])" office:value-type="float" office:value="127" calcext:value-type="float">
            <text:p>12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ribe</text:p>
          </table:table-cell>
          <table:table-cell table:style-name="ce1" office:value-type="string" calcext:value-type="string">
            <text:p>Gold</text:p>
          </table:table-cell>
          <table:table-cell table:style-name="Default" office:value-type="string" calcext:value-type="string">
            <text:p>Treas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s</text:p>
          </table:table-cell>
          <table:table-cell table:style-name="ce1" office:value-type="string" calcext:value-type="string">
            <text:p>Characteristi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ged Swordsm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Scroll</text:p>
          </table:table-cell>
          <table:table-cell table:style-name="ce5" office:value-type="string" calcext:value-type="string">
            <text:p>Human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mateur Psionici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by Qyzo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iseased Moul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our (Evil)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gon Hatch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ail Gobl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iant R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nnabe Evil Spawn of He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obgoblin Patro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arrion Crawl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cy Igu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ghtning B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gic Mushroo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n-Eating Pla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ischievous Pixi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tion Gol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4 Potion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keleto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35% Rotted Corp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imid Acoly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inged Sack of G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 office:value-type="string" calcext:value-type="string">
            <text:p>Zombi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Forget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Cact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18" office:value-type="float" office:value="50" calcext:value-type="float">
            <text:p>50</text:p>
          </table:table-cell>
          <table:table-cell table:style-name="ce5" office:value-type="string" calcext:value-type="string">
            <text:p>Potion</text:p>
          </table:table-cell>
          <table:table-cell table:style-name="ce5" office:value-type="string" calcext:value-type="string">
            <text:p>Plant</text:p>
          </table:table-cell>
          <table:table-cell table:style-name="ce5"/>
          <table:table-cell table:style-name="ce63"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Strong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st-of-Drawer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eal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2 Potions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iant Venomous Snak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uge Mosqui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rritating Iv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east Wyr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eprechau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table:style-name="Default"/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zard Wome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Prie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Wiza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ssessed Tom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Spells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Immune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yzox Chil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croll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4 Scroll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ain with Tentacl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ind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wisted Halfl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Zombie Jest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W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63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dolescent Qyzo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rate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lutinous Yellow Hea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ild Hors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turdy Po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Pries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vil Wizar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uplidra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wful Im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umongous Venomous Spid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einous Hedg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mpressive Timber Wol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2" office:value-type="string" calcext:value-type="string">
            <text:p>Ominous Icosahedro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dult Qyzo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30" calcext:value-type="float">
            <text:p>23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string" calcext:value-type="string">
            <text:p>Summon</text:p>
          </table:table-cell>
          <table:table-cell table:style-name="ce63"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nnoying Child Prodig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asilisk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runken Mast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rsome Fung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old Golem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Default"/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nd Flay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egasu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seudodrag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lack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uasi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Paralyse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rly Sphynx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angely Familiar Shado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pleasant Ooz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 Ba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erebeas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2" office:value-type="string" calcext:value-type="string">
            <text:p>Wraith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65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ncient Mumm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ll GP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ngry Minotau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ainty Drya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Immune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mon Steed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argoy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+1 needed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piter Flytra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arge Eg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ssive Horde of Kobold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us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etal Sli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V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Qyzox Elder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rcero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pect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+2 needed to hi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prisingly Powerful Duc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ong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me Drak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450" calcext:value-type="float">
            <text:p>4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Dragon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Bearded M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5" calcext:value-type="float">
            <text:p>225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2 Spells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rnivorous Wee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5 Appea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Hostile to Every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isembodied H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colisk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800 Pound Gorilla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specially Hot Fir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Immune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Excessively Cold Ic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ost Drago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hos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ud, Obnoxious Giant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Strong to Element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d Scientis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4 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in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ysterious Glowing Or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style-name="Default"/>
          <table:table-cell office:value-type="string" calcext:value-type="string">
            <text:p>Thing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ul Thief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tarving Lio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warm of Stirge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entacle Dem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enerable Qyzo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6"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7"/>
          <table:table-cell table:style-name="ce21" table:number-columns-repeated="2"/>
          <table:table-cell table:style-name="ce7"/>
          <table:table-cell table:style-name="ce7" office:value-type="string" calcext:value-type="string">
            <text:p>Rnd Elem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ir Elementa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/>
          <table:table-cell table:style-name="ce63"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ncient Qyzox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ig Dinosaur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blem Gambler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oom Bu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Oa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rilith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ster P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style-name="Default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lfeshne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inja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ath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lague Demo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inbow Drago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HP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-Headed Hyd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+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50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8"/>
          <table:table-cell table:style-name="ce21"/>
          <table:table-cell table:style-name="ce7" table:number-columns-repeated="2"/>
          <table:table-cell table:style-name="ce65"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 calcext:value-type="string">
            <text:p>Anicent Evil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8" office:value-type="float" office:value="1000" calcext:value-type="float">
            <text:p>10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23"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office:value-type="string" calcext:value-type="string">
            <text:p>Chest</text:p>
          </table:table-cell>
          <table:table-cell table:style-name="Default"/>
          <table:table-cell table:style-name="Default" office:value-type="string" calcext:value-type="string">
            <text:p>ATTACKx2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table:number-columns-repeated="3"/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ehol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ath Himself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iant Mutated Strutting Mound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vel 500 Gobli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6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 calcext:value-type="string">
            <text:p>Dungeon Guardia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TTACKx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ch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rimeval Qyzox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ta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/>
          <table:table-cell table:style-name="ce65"/>
          <table:table-cell table:number-columns-repeated="1009"/>
        </table:table-row>
      </table:table>
      <table:table table:name="Hand-written Items" table:style-name="ta2" table:print="false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u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Glo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u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formula="of:=DCOUNTA([.C19:.F2039];3;[.W3:.X4])" office:value-type="float" office:value="1" calcext:value-type="float">
            <text:p>1</text:p>
          </table:table-cell>
          <table:table-cell table:style-name="ce49" table:formula="of:=DCOUNTA([.C19:.F2039];3;[.Y3:.Z4])" office:value-type="float" office:value="2" calcext:value-type="float">
            <text:p>2</text:p>
          </table:table-cell>
          <table:table-cell table:style-name="ce49" table:formula="of:=DCOUNTA([.C19:.F2039];3;[.AA3:.AB4])" office:value-type="float" office:value="0" calcext:value-type="float">
            <text:p>0</text:p>
          </table:table-cell>
          <table:table-cell table:style-name="ce49" table:formula="of:=DCOUNTA([.C19:.F2039];3;[.AC3:.AD4])" office:value-type="float" office:value="6" calcext:value-type="float">
            <text:p>6</text:p>
          </table:table-cell>
          <table:table-cell table:style-name="ce49" table:formula="of:=DCOUNTA([.C19:.F2039];3;[.W19:.X20])" office:value-type="float" office:value="2" calcext:value-type="float">
            <text:p>2</text:p>
          </table:table-cell>
          <table:table-cell table:style-name="ce49" table:formula="of:=DCOUNTA([.C19:.F2039];3;[.Y19:.Z20])" office:value-type="float" office:value="2" calcext:value-type="float">
            <text:p>2</text:p>
          </table:table-cell>
          <table:table-cell table:style-name="ce49" table:formula="of:=DCOUNTA([.C19:.F2039];3;[.AA19:.AB20])" office:value-type="float" office:value="2" calcext:value-type="float">
            <text:p>2</text:p>
          </table:table-cell>
          <table:table-cell table:style-name="ce49" table:formula="of:=DCOUNTA([.C19:.F2039];3;[.AC19:.AD20])" office:value-type="float" office:value="6" calcext:value-type="float">
            <text:p>6</text:p>
          </table:table-cell>
          <table:table-cell table:style-name="ce49" table:formula="of:=DCOUNTA([.C19:.F2039];3;[.AE3:.AF4])" office:value-type="float" office:value="1" calcext:value-type="float">
            <text:p>1</text:p>
          </table:table-cell>
          <table:table-cell table:style-name="ce54" table:formula="of:=DCOUNTA([.C19:.F2039];3;[.AE19:.AF20])" office:value-type="float" office:value="1" calcext:value-type="float">
            <text:p>1</text:p>
          </table:table-cell>
          <table:table-cell table:formula="of:=SUM([.D8:.M8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/[.N8]" office:value-type="float" office:value="0.260869565217391" calcext:value-type="float">
            <text:p>0.26</text:p>
          </table:table-cell>
          <table:table-cell table:formula="of:=([.H8]+[.I8]+[.J8])/[.N8]" office:value-type="float" office:value="0.260869565217391" calcext:value-type="float">
            <text:p>0.26</text:p>
          </table:table-cell>
          <table:table-cell table:formula="of:=1-([.Q8]+[.R8])" office:value-type="float" office:value="0.478260869565217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lo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u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1" table:formula="of:=DCOUNTA([.C19:.F2039];3;[.W5:.X6])" office:value-type="float" office:value="1" calcext:value-type="float">
            <text:p>1</text:p>
          </table:table-cell>
          <table:table-cell table:formula="of:=DCOUNTA([.C19:.F2039];3;[.Y5:.Z6])" office:value-type="float" office:value="2" calcext:value-type="float">
            <text:p>2</text:p>
          </table:table-cell>
          <table:table-cell table:formula="of:=DCOUNTA([.C19:.F2039];3;[.AA5:.AB6])" office:value-type="float" office:value="1" calcext:value-type="float">
            <text:p>1</text:p>
          </table:table-cell>
          <table:table-cell table:formula="of:=DCOUNTA([.C19:.F2039];3;[.AC5:.AD6])" office:value-type="float" office:value="7" calcext:value-type="float">
            <text:p>7</text:p>
          </table:table-cell>
          <table:table-cell table:formula="of:=DCOUNTA([.C19:.F2039];3;[.W21:.X22])" office:value-type="float" office:value="1" calcext:value-type="float">
            <text:p>1</text:p>
          </table:table-cell>
          <table:table-cell table:formula="of:=DCOUNTA([.C19:.F2039];3;[.Y21:.Z22])" office:value-type="float" office:value="1" calcext:value-type="float">
            <text:p>1</text:p>
          </table:table-cell>
          <table:table-cell table:formula="of:=DCOUNTA([.C19:.F2039];3;[.AA21:.AB22])" office:value-type="float" office:value="1" calcext:value-type="float">
            <text:p>1</text:p>
          </table:table-cell>
          <table:table-cell table:formula="of:=DCOUNTA([.C19:.F2039];3;[.AC21:.AD22])" office:value-type="float" office:value="7" calcext:value-type="float">
            <text:p>7</text:p>
          </table:table-cell>
          <table:table-cell table:formula="of:=DCOUNTA([.C19:.F2039];3;[.AE5:.AF6])" office:value-type="float" office:value="2" calcext:value-type="float">
            <text:p>2</text:p>
          </table:table-cell>
          <table:table-cell table:style-name="ce55" table:formula="of:=DCOUNTA([.C19:.F2039];3;[.AE21:.AF22])" office:value-type="float" office:value="0" calcext:value-type="float">
            <text:p>0</text:p>
          </table:table-cell>
          <table:table-cell table:formula="of:=SUM([.D9:.M9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9]/[.N9]" office:value-type="float" office:value="0.304347826086957" calcext:value-type="float">
            <text:p>0.3</text:p>
          </table:table-cell>
          <table:table-cell table:formula="of:=([.H9]+[.I9]+[.J9])/[.N9]" office:value-type="float" office:value="0.130434782608696" calcext:value-type="float">
            <text:p>0.13</text:p>
          </table:table-cell>
          <table:table-cell table:formula="of:=1-([.Q9]+[.R9])" office:value-type="float" office:value="0.565217391304348" calcext:value-type="float">
            <text:p>0.5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1" table:formula="of:=DCOUNTA([.C19:.F2039];3;[.W7:.X8])" office:value-type="float" office:value="0" calcext:value-type="float">
            <text:p>0</text:p>
          </table:table-cell>
          <table:table-cell table:formula="of:=DCOUNTA([.C19:.F2039];3;[.Y7:.Z8])" office:value-type="float" office:value="2" calcext:value-type="float">
            <text:p>2</text:p>
          </table:table-cell>
          <table:table-cell table:formula="of:=DCOUNTA([.C19:.F2039];3;[.AA7:.AB8])" office:value-type="float" office:value="1" calcext:value-type="float">
            <text:p>1</text:p>
          </table:table-cell>
          <table:table-cell table:formula="of:=DCOUNTA([.C19:.F2039];3;[.AC7:.AD8])" office:value-type="float" office:value="8" calcext:value-type="float">
            <text:p>8</text:p>
          </table:table-cell>
          <table:table-cell table:formula="of:=DCOUNTA([.C19:.F2039];3;[.W23:.X24])" office:value-type="float" office:value="1" calcext:value-type="float">
            <text:p>1</text:p>
          </table:table-cell>
          <table:table-cell table:formula="of:=DCOUNTA([.C19:.F2039];3;[.Y23:.Z24])" office:value-type="float" office:value="1" calcext:value-type="float">
            <text:p>1</text:p>
          </table:table-cell>
          <table:table-cell table:formula="of:=DCOUNTA([.C19:.F2039];3;[.AA23:.AB24])" office:value-type="float" office:value="1" calcext:value-type="float">
            <text:p>1</text:p>
          </table:table-cell>
          <table:table-cell table:formula="of:=DCOUNTA([.C19:.F2039];3;[.AC23:.AD24])" office:value-type="float" office:value="7" calcext:value-type="float">
            <text:p>7</text:p>
          </table:table-cell>
          <table:table-cell table:formula="of:=DCOUNTA([.C19:.F2039];3;[.AE7:.AF8])" office:value-type="float" office:value="1" calcext:value-type="float">
            <text:p>1</text:p>
          </table:table-cell>
          <table:table-cell table:style-name="ce55" table:formula="of:=DCOUNTA([.C19:.F2039];3;[.AE23:.AF24])" office:value-type="float" office:value="1" calcext:value-type="float">
            <text:p>1</text:p>
          </table:table-cell>
          <table:table-cell table:formula="of:=SUM([.D10:.M10])"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0]/[.N10]" office:value-type="float" office:value="0.304347826086957" calcext:value-type="float">
            <text:p>0.3</text:p>
          </table:table-cell>
          <table:table-cell table:formula="of:=([.H10]+[.I10]+[.J10])/[.N10]" office:value-type="float" office:value="0.130434782608696" calcext:value-type="float">
            <text:p>0.13</text:p>
          </table:table-cell>
          <table:table-cell table:formula="of:=1-([.Q10]+[.R10])" office:value-type="float" office:value="0.565217391304348" calcext:value-type="float">
            <text:p>0.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lo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u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1" table:formula="of:=DCOUNTA([.C19:.F2039];3;[.W9:.X10])" office:value-type="float" office:value="1" calcext:value-type="float">
            <text:p>1</text:p>
          </table:table-cell>
          <table:table-cell table:formula="of:=DCOUNTA([.C19:.F2039];3;[.Y9:.Z10])" office:value-type="float" office:value="2" calcext:value-type="float">
            <text:p>2</text:p>
          </table:table-cell>
          <table:table-cell table:formula="of:=DCOUNTA([.C19:.F2039];3;[.AA9:.AB10])" office:value-type="float" office:value="2" calcext:value-type="float">
            <text:p>2</text:p>
          </table:table-cell>
          <table:table-cell table:formula="of:=DCOUNTA([.C19:.F2039];3;[.AC9:.AD10])" office:value-type="float" office:value="8" calcext:value-type="float">
            <text:p>8</text:p>
          </table:table-cell>
          <table:table-cell table:formula="of:=DCOUNTA([.C19:.F2039];3;[.W25:.X26])" office:value-type="float" office:value="2" calcext:value-type="float">
            <text:p>2</text:p>
          </table:table-cell>
          <table:table-cell table:formula="of:=DCOUNTA([.C19:.F2039];3;[.Y25:.Z26])" office:value-type="float" office:value="1" calcext:value-type="float">
            <text:p>1</text:p>
          </table:table-cell>
          <table:table-cell table:formula="of:=DCOUNTA([.C19:.F2039];3;[.AA25:.AB26])" office:value-type="float" office:value="1" calcext:value-type="float">
            <text:p>1</text:p>
          </table:table-cell>
          <table:table-cell table:formula="of:=DCOUNTA([.C19:.F2039];3;[.AC25:.AD26])" office:value-type="float" office:value="7" calcext:value-type="float">
            <text:p>7</text:p>
          </table:table-cell>
          <table:table-cell table:formula="of:=DCOUNTA([.C19:.F2039];3;[.AE9:.AF10])" office:value-type="float" office:value="2" calcext:value-type="float">
            <text:p>2</text:p>
          </table:table-cell>
          <table:table-cell table:style-name="ce55" table:formula="of:=DCOUNTA([.C19:.F2039];3;[.AE25:.AF26])" office:value-type="float" office:value="1" calcext:value-type="float">
            <text:p>1</text:p>
          </table:table-cell>
          <table:table-cell table:formula="of:=SUM([.D11:.M11])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11]/[.N11]" office:value-type="float" office:value="0.259259259259259" calcext:value-type="float">
            <text:p>0.26</text:p>
          </table:table-cell>
          <table:table-cell table:formula="of:=([.H11]+[.I11]+[.J11])/[.N11]" office:value-type="float" office:value="0.148148148148148" calcext:value-type="float">
            <text:p>0.15</text:p>
          </table:table-cell>
          <table:table-cell table:formula="of:=1-([.Q11]+[.R11])" office:value-type="float" office:value="0.592592592592593" calcext:value-type="float">
            <text:p>0.59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1" table:formula="of:=DCOUNTA([.C19:.F2039];3;[.W11:.X12])" office:value-type="float" office:value="0" calcext:value-type="float">
            <text:p>0</text:p>
          </table:table-cell>
          <table:table-cell table:formula="of:=DCOUNTA([.C19:.F2039];3;[.Y11:.Z12])" office:value-type="float" office:value="3" calcext:value-type="float">
            <text:p>3</text:p>
          </table:table-cell>
          <table:table-cell table:formula="of:=DCOUNTA([.C19:.F2039];3;[.AA11:.AB12])" office:value-type="float" office:value="2" calcext:value-type="float">
            <text:p>2</text:p>
          </table:table-cell>
          <table:table-cell table:formula="of:=DCOUNTA([.C19:.F2039];3;[.AC11:.AD12])" office:value-type="float" office:value="6" calcext:value-type="float">
            <text:p>6</text:p>
          </table:table-cell>
          <table:table-cell table:formula="of:=DCOUNTA([.C19:.F2039];3;[.W27:.X28])" office:value-type="float" office:value="2" calcext:value-type="float">
            <text:p>2</text:p>
          </table:table-cell>
          <table:table-cell table:formula="of:=DCOUNTA([.C19:.F2039];3;[.Y27:.Z28])" office:value-type="float" office:value="1" calcext:value-type="float">
            <text:p>1</text:p>
          </table:table-cell>
          <table:table-cell table:formula="of:=DCOUNTA([.C19:.F2039];3;[.AA27:.AB28])" office:value-type="float" office:value="1" calcext:value-type="float">
            <text:p>1</text:p>
          </table:table-cell>
          <table:table-cell table:formula="of:=DCOUNTA([.C19:.F2039];3;[.AC27:.AD28])" office:value-type="float" office:value="4" calcext:value-type="float">
            <text:p>4</text:p>
          </table:table-cell>
          <table:table-cell table:formula="of:=DCOUNTA([.C19:.F2039];3;[.AE11:.AF12])" office:value-type="float" office:value="0" calcext:value-type="float">
            <text:p>0</text:p>
          </table:table-cell>
          <table:table-cell table:style-name="ce55" table:formula="of:=DCOUNTA([.C19:.F2039];3;[.AE27:.AF28])" office:value-type="float" office:value="1" calcext:value-type="float">
            <text:p>1</text:p>
          </table:table-cell>
          <table:table-cell table:formula="of:=SUM([.D12:.M12]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12]/[.N12]" office:value-type="float" office:value="0.2" calcext:value-type="float">
            <text:p>0.2</text:p>
          </table:table-cell>
          <table:table-cell table:formula="of:=([.H12]+[.I12]+[.J12])/[.N12]" office:value-type="float" office:value="0.2" calcext:value-type="float">
            <text:p>0.2</text:p>
          </table:table-cell>
          <table:table-cell table:formula="of:=1-([.Q12]+[.R12])" office:value-type="float" office:value="0.6" calcext:value-type="float">
            <text:p>0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1" table:formula="of:=DCOUNTA([.C19:.F2039];3;[.W13:.X14])" office:value-type="float" office:value="1" calcext:value-type="float">
            <text:p>1</text:p>
          </table:table-cell>
          <table:table-cell table:formula="of:=DCOUNTA([.C19:.F2039];3;[.Y13:.Z14])" office:value-type="float" office:value="1" calcext:value-type="float">
            <text:p>1</text:p>
          </table:table-cell>
          <table:table-cell table:formula="of:=DCOUNTA([.C19:.F2039];3;[.AA13:.AB14])" office:value-type="float" office:value="1" calcext:value-type="float">
            <text:p>1</text:p>
          </table:table-cell>
          <table:table-cell table:formula="of:=DCOUNTA([.C19:.F2039];3;[.AC13:.AD14])" office:value-type="float" office:value="5" calcext:value-type="float">
            <text:p>5</text:p>
          </table:table-cell>
          <table:table-cell table:formula="of:=DCOUNTA([.C19:.F2039];3;[.W29:.X30])" office:value-type="float" office:value="3" calcext:value-type="float">
            <text:p>3</text:p>
          </table:table-cell>
          <table:table-cell table:formula="of:=DCOUNTA([.C19:.F2039];3;[.Y29:.Z30])" office:value-type="float" office:value="2" calcext:value-type="float">
            <text:p>2</text:p>
          </table:table-cell>
          <table:table-cell table:formula="of:=DCOUNTA([.C19:.F2039];3;[.AA29:.AB30])" office:value-type="float" office:value="1" calcext:value-type="float">
            <text:p>1</text:p>
          </table:table-cell>
          <table:table-cell table:formula="of:=DCOUNTA([.C19:.F2039];3;[.AC29:.AD30])" office:value-type="float" office:value="3" calcext:value-type="float">
            <text:p>3</text:p>
          </table:table-cell>
          <table:table-cell table:formula="of:=DCOUNTA([.C19:.F2039];3;[.AE13:.AF14])" office:value-type="float" office:value="1" calcext:value-type="float">
            <text:p>1</text:p>
          </table:table-cell>
          <table:table-cell table:style-name="ce55" table:formula="of:=DCOUNTA([.C19:.F2039];3;[.AE29:.AF30])" office:value-type="float" office:value="1" calcext:value-type="float">
            <text:p>1</text:p>
          </table:table-cell>
          <table:table-cell table:formula="of:=SUM([.D13:.M13])"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13]/[.N13]" office:value-type="float" office:value="0.157894736842105" calcext:value-type="float">
            <text:p>0.16</text:p>
          </table:table-cell>
          <table:table-cell table:formula="of:=([.H13]+[.I13]+[.J13])/[.N13]" office:value-type="float" office:value="0.31578947368421" calcext:value-type="float">
            <text:p>0.32</text:p>
          </table:table-cell>
          <table:table-cell table:formula="of:=1-([.Q13]+[.R13])" office:value-type="float" office:value="0.526315789473684" calcext:value-type="float">
            <text:p>0.5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formula="of:=DCOUNTA([.C19:.F2039];3;[.W15:.X16])" office:value-type="float" office:value="0" calcext:value-type="float">
            <text:p>0</text:p>
          </table:table-cell>
          <table:table-cell table:formula="of:=DCOUNTA([.C19:.F2039];3;[.Y15:.Z16])" office:value-type="float" office:value="1" calcext:value-type="float">
            <text:p>1</text:p>
          </table:table-cell>
          <table:table-cell table:formula="of:=DCOUNTA([.C19:.F2039];3;[.AA15:.AB16])" office:value-type="float" office:value="1" calcext:value-type="float">
            <text:p>1</text:p>
          </table:table-cell>
          <table:table-cell table:formula="of:=DCOUNTA([.C19:.F2039];3;[.AC15:.AD16])" office:value-type="float" office:value="5" calcext:value-type="float">
            <text:p>5</text:p>
          </table:table-cell>
          <table:table-cell table:formula="of:=DCOUNTA([.C19:.F2039];3;[.W31:.X32])" office:value-type="float" office:value="2" calcext:value-type="float">
            <text:p>2</text:p>
          </table:table-cell>
          <table:table-cell table:formula="of:=DCOUNTA([.C19:.F2039];3;[.Y31:.Z32])" office:value-type="float" office:value="1" calcext:value-type="float">
            <text:p>1</text:p>
          </table:table-cell>
          <table:table-cell table:formula="of:=DCOUNTA([.C19:.F2039];3;[.AA31:.AB32])" office:value-type="float" office:value="0" calcext:value-type="float">
            <text:p>0</text:p>
          </table:table-cell>
          <table:table-cell table:formula="of:=DCOUNTA([.C19:.F2039];3;[.AC31:.AD32])" office:value-type="float" office:value="1" calcext:value-type="float">
            <text:p>1</text:p>
          </table:table-cell>
          <table:table-cell table:formula="of:=DCOUNTA([.C19:.F2039];3;[.AE15:.AF16])" office:value-type="float" office:value="0" calcext:value-type="float">
            <text:p>0</text:p>
          </table:table-cell>
          <table:table-cell table:style-name="ce55" table:formula="of:=DCOUNTA([.C19:.F2039];3;[.AE31:.AF32])" office:value-type="float" office:value="1" calcext:value-type="float">
            <text:p>1</text:p>
          </table:table-cell>
          <table:table-cell table:formula="of:=SUM([.D14:.M14])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14]/[.N14]" office:value-type="float" office:value="0.0833333333333333" calcext:value-type="float">
            <text:p>0.08</text:p>
          </table:table-cell>
          <table:table-cell table:formula="of:=([.H14]+[.I14]+[.J14])/[.N14]" office:value-type="float" office:value="0.25" calcext:value-type="float">
            <text:p>0.25</text:p>
          </table:table-cell>
          <table:table-cell table:formula="of:=1-([.Q14]+[.R14])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u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8" table:formula="of:=DCOUNTA([.C19:.F2039];3;[.W17:.X18])" office:value-type="float" office:value="0" calcext:value-type="float">
            <text:p>0</text:p>
          </table:table-cell>
          <table:table-cell table:style-name="ce50" table:formula="of:=DCOUNTA([.C19:.F2039];3;[.Y17:.Z18])" office:value-type="float" office:value="1" calcext:value-type="float">
            <text:p>1</text:p>
          </table:table-cell>
          <table:table-cell table:style-name="ce50" table:formula="of:=DCOUNTA([.C19:.F2039];3;[.AA17:.AB18])" office:value-type="float" office:value="0" calcext:value-type="float">
            <text:p>0</text:p>
          </table:table-cell>
          <table:table-cell table:style-name="ce50" table:formula="of:=DCOUNTA([.C19:.F2039];3;[.AC17:.AD18])" office:value-type="float" office:value="5" calcext:value-type="float">
            <text:p>5</text:p>
          </table:table-cell>
          <table:table-cell table:style-name="ce50" table:formula="of:=DCOUNTA([.C19:.F2039];3;[.W33:.X34])" office:value-type="float" office:value="1" calcext:value-type="float">
            <text:p>1</text:p>
          </table:table-cell>
          <table:table-cell table:style-name="ce50" table:formula="of:=DCOUNTA([.C19:.F2039];3;[.Y33:.Z34])" office:value-type="float" office:value="1" calcext:value-type="float">
            <text:p>1</text:p>
          </table:table-cell>
          <table:table-cell table:style-name="ce50" table:formula="of:=DCOUNTA([.C19:.F2039];3;[.AA33:.AB34])" office:value-type="float" office:value="0" calcext:value-type="float">
            <text:p>0</text:p>
          </table:table-cell>
          <table:table-cell table:style-name="ce50" table:formula="of:=DCOUNTA([.C19:.F2039];3;[.AC33:.AD34])" office:value-type="float" office:value="1" calcext:value-type="float">
            <text:p>1</text:p>
          </table:table-cell>
          <table:table-cell table:style-name="ce50" table:formula="of:=DCOUNTA([.C19:.F2039];3;[.AE17:.AF18])" office:value-type="float" office:value="0" calcext:value-type="float">
            <text:p>0</text:p>
          </table:table-cell>
          <table:table-cell table:style-name="ce56" table:formula="of:=DCOUNTA([.C19:.F2039];3;[.AE33:.AF34])" office:value-type="float" office:value="1" calcext:value-type="float">
            <text:p>1</text:p>
          </table:table-cell>
          <table:table-cell table:formula="of:=SUM([.D15:.M15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15]/[.N15]" office:value-type="float" office:value="0.1" calcext:value-type="float">
            <text:p>0.1</text:p>
          </table:table-cell>
          <table:table-cell table:formula="of:=([.H15]+[.I15]+[.J15])/[.N15]" office:value-type="float" office:value="0.2" calcext:value-type="float">
            <text:p>0.2</text:p>
          </table:table-cell>
          <table:table-cell table:formula="of:=1-([.Q15]+[.R15])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8:.D15])" office:value-type="float" office:value="4" calcext:value-type="float">
            <text:p>4</text:p>
          </table:table-cell>
          <table:table-cell table:formula="of:=SUM([.E8:.E15])" office:value-type="float" office:value="14" calcext:value-type="float">
            <text:p>14</text:p>
          </table:table-cell>
          <table:table-cell table:formula="of:=SUM([.F8:.F15])" office:value-type="float" office:value="8" calcext:value-type="float">
            <text:p>8</text:p>
          </table:table-cell>
          <table:table-cell table:formula="of:=SUM([.G8:.G15])" office:value-type="float" office:value="50" calcext:value-type="float">
            <text:p>50</text:p>
          </table:table-cell>
          <table:table-cell table:formula="of:=SUM([.H8:.H15])" office:value-type="float" office:value="14" calcext:value-type="float">
            <text:p>14</text:p>
          </table:table-cell>
          <table:table-cell table:formula="of:=SUM([.I8:.I15])" office:value-type="float" office:value="10" calcext:value-type="float">
            <text:p>10</text:p>
          </table:table-cell>
          <table:table-cell table:formula="of:=SUM([.J8:.J15])" office:value-type="float" office:value="7" calcext:value-type="float">
            <text:p>7</text:p>
          </table:table-cell>
          <table:table-cell table:formula="of:=SUM([.K8:.K15])" office:value-type="float" office:value="36" calcext:value-type="float">
            <text:p>36</text:p>
          </table:table-cell>
          <table:table-cell table:formula="of:=SUM([.L8:.L15])" office:value-type="float" office:value="7" calcext:value-type="float">
            <text:p>7</text:p>
          </table:table-cell>
          <table:table-cell table:formula="of:=SUM([.M8:.M15])" office:value-type="float" office:value="7" calcext:value-type="float">
            <text:p>7</text:p>
          </table:table-cell>
          <table:table-cell table:formula="of:=SUM([.N8:.N15])" office:value-type="float" office:value="157" calcext:value-type="float">
            <text:p>1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Glo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u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string" calcext:value-type="string">
            <text:p>Glo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u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-1 At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turdy 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ing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hrill, Aggravating Whist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mmons Foe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eliable Outdoor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lingsh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Ranged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string" calcext:value-type="string">
            <text:p>Arm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bscenely Gaud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office:value-type="string" calcext:value-type="string">
            <text:p>Arm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trong against Acid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Arm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Mov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intains Speed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string" calcext:value-type="string">
            <text:p>Armo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xe of Bushwac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Magic Arrow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4 + Mind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k of Animal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ction Cup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ghly Enchanted Knif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 Ro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He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n Gauche of Paralysi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duce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limited Ro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2xATTAC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al of Poi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sive Lead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like Fount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Fod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ut Hemp Rop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 Immun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rong against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Cramp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Moving Quick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eves' Too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Sciss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eal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l of Carefully-linked Cha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Though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Han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an cast Grey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Crucif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 Damage to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urful Co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White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See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gthy Le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e of Fools 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 Da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oison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yzox Scale M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ort Bo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ing and Dancing Sw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ar of Causing P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ores a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Satisfying Explosio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Lose d4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bidextrous Glov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Beefi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5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ightly Polished Mi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s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uling Epe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4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bulous Silver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Undead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let of Slugg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ing Star of Bashing Th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nate Golden Shie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Strong to ele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Profi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oubles gold accru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er's Staf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Club of Memo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1/8 chance of ki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angely Glowing 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udded Leather of Mental Damp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Shar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lock's Be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Black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pty Bott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ace Pip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rks as brib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Backp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fully Crafted Katan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kills enemies with HP &lt; 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Teleport Contro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et of Reflex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ever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ium-Filled Shie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Not Being Messed Wi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Good 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air Comba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earm of Rejuvenation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Kill rejuvena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 of Underhanded Appropri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d Steel Slipp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,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Invisibili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4 Def, +4 Atk, until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y Long Bo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Quick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nowledg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pellor Helme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Mail of Random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d8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Ear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+5 Max HP, Pass through flo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when wound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ing Blad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In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ne of Time Contro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ills a mons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Fire and I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2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Sure Heal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limps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ged Mithril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etters Pat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Cloa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10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ssal Two-Handed Swor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m of Player Summo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LIfe Sav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No elemental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Map of Dunge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Legendary Swor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 List of Enemi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nocides a monster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Dic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rolls a 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otos of D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Ludicrous Spee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5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any Spell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wesome Destructive Pow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3d8 + Mind Damag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ge Sack of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Stat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Cannot Ru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Amulet of Fiend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Extra Monster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2 Atk, -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ull's-Eye Jerki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PvP works on yo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Codpiece to Rule Them Al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</table:table>
      <table:table table:name="Hand-written Rooms" table:style-name="ta9" table:print="false"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om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2"/>
          <table:table-cell table:number-columns-repeated="4"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mpty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Met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 table:number-columns-repeated="3"/>
          <table:table-cell table:number-columns-repeated="2"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ster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NPC</text:p>
          </table:table-cell>
          <table:table-cell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o Monsters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irse 3 Monster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ed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ing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Total Meta</text:p>
          </table:table-cell>
          <table:table-cell table:formula="of:=DSUM([.C3:.E101];1;[.K3:.K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row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Empty Rooms</text:p>
          </table:table-cell>
          <table:table-cell table:formula="of:=DSUM([.C3:.E101];1;[.H3:.H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vious Pu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Monsters</text:p>
          </table:table-cell>
          <table:table-cell table:formula="of:=DSUM([.C3:.E101];1;[.I3:.I4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re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Total Traps</text:p>
          </table:table-cell>
          <table:table-cell table:formula="of:=DSUM([.C3:.E102];1;[.J3:.J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tal NPC</text:p>
          </table:table-cell>
          <table:table-cell table:formula="of:=DSUM([.C3:.E101];1;[.H5:.H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Treasure</text:p>
          </table:table-cell>
          <table:table-cell table:formula="of:=DSUM([.C3:.E101];1;[.I5:.I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less Meta</text:p>
          </table:table-cell>
          <table:table-cell table:formula="of:=SUM([.H11:.H15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u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Monster Frequency</text:p>
          </table:table-cell>
          <table:table-cell table:style-name="ce35" table:formula="of:=[.H12]/[.H17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ghtning 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igid 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ana P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mb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yzox Dropp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p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ose from top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C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ptive Prin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tl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</table:table>
      <table:named-expressions>
        <table:named-range table:name="LEVEL_EIGHT" table:base-cell-address="$Monsters.$A$1" table:cell-range-address="$'Docx-Monsters'.$B$296:.$M$316"/>
        <table:named-range table:name="LEVEL_FIVE" table:base-cell-address="$Monsters.$A$1" table:cell-range-address="$'Docx-Monsters'.$B$180:.$M$218"/>
        <table:named-range table:name="LEVEL_FOUR" table:base-cell-address="$Monsters.$A$1" table:cell-range-address="$'Docx-Monsters'.$B$133:.$M$178"/>
        <table:named-range table:name="LEVEL_ONE" table:base-cell-address="$Monsters.$A$1" table:cell-range-address="$'Docx-Monsters'.$B$27:.$N$50"/>
        <table:named-range table:name="LEVEL_SEVEN" table:base-cell-address="$Monsters.$A$1" table:cell-range-address="$'Docx-Monsters'.$B$262:.$M$294"/>
        <table:named-range table:name="LEVEL_SIX" table:base-cell-address="$Monsters.$A$1" table:cell-range-address="$'Docx-Monsters'.$B$220:.$M$260"/>
        <table:named-range table:name="LEVEL_THREE" table:base-cell-address="$Monsters.$A$1" table:cell-range-address="$'Docx-Monsters'.$B$95:.$M$131"/>
        <table:named-range table:name="LEVEL_TWO" table:base-cell-address="$Monsters.$A$1" table:cell-range-address="$'Docx-Monsters'.$B$52:.$M$93"/>
      </table:named-expressions>
      <table:database-ranges>
        <table:database-range table:name="__Anonymous_Sheet_DB__3" table:target-range-address="Potions.B3:Potions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d0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7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0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a0d0"/>
      <style:text-properties fo:color="#ff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99pt solid #909090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09090" style:diagonal-bl-tr="none" style:diagonal-tl-br="none" fo:border="3pt double #000000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90909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b0ffb0"/>
      <style:text-properties fo:color="#005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09090" style:diagonal-bl-tr="none" style:diagonal-tl-br="none" fo:border-left="none" fo:border-right="none" fo:border-top="none"/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e0c0" style:diagonal-bl-tr="none" style:diagonal-tl-br="none" fo:border="0.99pt solid #909090"/>
      <style:text-properties fo:color="#90909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8000" style:border-line-width-bottom="0.35mm 0.35mm 0.35mm" style:diagonal-bl-tr="none" style:diagonal-tl-br="none" fo:border-left="none" fo:border-right="none" fo:border-top="none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0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0" style:diagonal-bl-tr="none" style:diagonal-tl-br="none" fo:border="0.99pt solid #90909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0080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35mm 0.35mm 0.35mm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00-00-00</text:date>, <text:time style:data-style-name="N2" text:time-value="17:52:45.7885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" style:display-name="PageStyle_Trea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olls" style:display-name="PageStyle_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sts" style:display-name="PageStyle_Ch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ngeon_20_Tiles" style:display-name="PageStyle_Dungeon T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nd-written_20_Monsters" style:display-name="PageStyle_Hand-written Monst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2T16:54:23.711152000</dc:date>
    <meta:generator>LibreOffice/5.2.1.2$MacOSX_X86_64 LibreOffice_project/31dd62db80d4e60af04904455ec9c9219178d620</meta:generator>
    <meta:editing-duration>P235DT38M59S</meta:editing-duration>
    <meta:editing-cycles>226</meta:editing-cycles>
    <meta:document-statistic meta:table-count="13" meta:cell-count="792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